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37" style:family="table">
      <style:table-properties style:width="2.057cm" table:align="left"/>
    </style:style>
    <style:style style:name="Таблица37.A" style:family="table-column">
      <style:table-column-properties style:column-width="1.367cm"/>
    </style:style>
    <style:style style:name="Таблица37.B" style:family="table-column">
      <style:table-column-properties style:column-width="0.69cm"/>
    </style:style>
    <style:style style:name="Таблица37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2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3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4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5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6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7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8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9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10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11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bebefc" officeooo:paragraph-rsid="00bebefc" style:font-size-asian="10pt" style:font-weight-asian="normal" style:font-size-complex="10pt" style:font-weight-complex="normal"/>
    </style:style>
    <style:style style:name="P12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bf6acb" officeooo:paragraph-rsid="00bf6acb" style:font-size-asian="10pt" style:font-weight-asian="normal" style:font-size-complex="10pt" style:font-weight-complex="normal"/>
    </style:style>
    <style:style style:name="P13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32f36" officeooo:paragraph-rsid="00c32f36" style:font-size-asian="10pt" style:font-weight-asian="normal" style:font-size-complex="10pt" style:font-weight-complex="normal"/>
    </style:style>
    <style:style style:name="P14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15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49418" officeooo:paragraph-rsid="00d9aec2" style:font-size-asian="10pt" style:font-weight-asian="normal" style:font-size-complex="10pt" style:font-weight-complex="normal"/>
    </style:style>
    <style:style style:name="P16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17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18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19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20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21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22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23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24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25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28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29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f7a2b" officeooo:paragraph-rsid="00cf7a2b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f7a2b" officeooo:paragraph-rsid="00d070d6" style:font-size-asian="10pt" style:font-weight-asian="normal" style:font-size-complex="10pt" style:font-weight-complex="normal"/>
    </style:style>
    <style:style style:name="P32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f7a2b" officeooo:paragraph-rsid="00d1b762" style:font-size-asian="10pt" style:font-weight-asian="normal" style:font-size-complex="10pt" style:font-weight-complex="normal"/>
    </style:style>
    <style:style style:name="P33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cf7a2b" officeooo:paragraph-rsid="00d393e7" style:font-size-asian="10pt" style:font-weight-asian="normal" style:font-size-complex="10pt" style:font-weight-complex="normal"/>
    </style:style>
    <style:style style:name="P34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d393e7" officeooo:paragraph-rsid="00d393e7" style:font-size-asian="10pt" style:font-weight-asian="normal" style:font-size-complex="10pt" style:font-weight-complex="normal"/>
    </style:style>
    <style:style style:name="P35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d3db12" officeooo:paragraph-rsid="00d3db12" style:font-size-asian="10pt" style:font-weight-asian="normal" style:font-size-complex="10pt" style:font-weight-complex="normal"/>
    </style:style>
    <style:style style:name="P36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d445a5" officeooo:paragraph-rsid="00d445a5" style:font-size-asian="10pt" style:font-weight-asian="normal" style:font-size-complex="10pt" style:font-weight-complex="normal"/>
    </style:style>
    <style:style style:name="P37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d51f1b" officeooo:paragraph-rsid="00d51f1b" style:font-size-asian="10pt" style:font-weight-asian="normal" style:font-size-complex="10pt" style:font-weight-complex="normal"/>
    </style:style>
    <style:style style:name="P38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d82742" officeooo:paragraph-rsid="00d82742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d849d9" officeooo:paragraph-rsid="00d849d9" style:font-size-asian="10pt" style:font-weight-asian="normal" style:font-size-complex="10pt" style:font-weight-complex="normal"/>
    </style:style>
    <style:style style:name="P40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d98989" officeooo:paragraph-rsid="00d98989" style:font-size-asian="10pt" style:font-weight-asian="normal" style:font-size-complex="10pt" style:font-weight-complex="normal"/>
    </style:style>
    <style:style style:name="P41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42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43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44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45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46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47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48" style:family="paragraph" style:parent-style-name="Preformatted_20_Text">
      <style:paragraph-properties fo:margin-top="0cm" fo:margin-bottom="0cm" loext:contextual-spacing="false"/>
      <style:text-properties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50" style:family="paragraph" style:parent-style-name="Preformatted_20_Text">
      <style:paragraph-properties fo:margin-top="0cm" fo:margin-bottom="0cm" loext:contextual-spacing="false"/>
      <style:text-properties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top="0cm" fo:margin-bottom="0cm" loext:contextual-spacing="false"/>
      <style:text-properties style:font-name="FreeMono" fo:font-size="13pt" fo:font-weight="bold" style:font-size-asian="13pt" style:font-weight-asian="bold" style:font-size-complex="13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1d7d2" officeooo:paragraph-rsid="0021d7d2" style:font-size-asian="13pt" style:font-weight-asian="bold" style:font-size-complex="13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paragraph-rsid="0022c6a5" style:font-size-asian="13pt" style:font-weight-asian="bold" style:font-size-complex="13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2c6a5" style:font-size-asian="13pt" style:font-weight-asian="bold" style:font-size-complex="13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2c6a5" officeooo:paragraph-rsid="0022c6a5" style:font-size-asian="13pt" style:font-weight-asian="bold" style:font-size-complex="13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paragraph-rsid="00262a25" style:font-size-asian="13pt" style:font-weight-asian="bold" style:font-size-complex="13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661f6" officeooo:paragraph-rsid="002661f6" style:font-size-asian="13pt" style:font-weight-asian="bold" style:font-size-complex="13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7f294" officeooo:paragraph-rsid="0027f294" style:font-size-asian="13pt" style:font-weight-asian="bold" style:font-size-complex="13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90671" officeooo:paragraph-rsid="00290671" style:font-size-asian="13pt" style:font-weight-asian="bold" style:font-size-complex="13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90671" officeooo:paragraph-rsid="00326ed0" style:font-size-asian="13pt" style:font-weight-asian="bold" style:font-size-complex="13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90671" officeooo:paragraph-rsid="0034de70" style:font-size-asian="13pt" style:font-weight-asian="bold" style:font-size-complex="13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a6cad" officeooo:paragraph-rsid="002a6cad" style:font-size-asian="13pt" style:font-weight-asian="bold" style:font-size-complex="13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cdb36" officeooo:paragraph-rsid="002cdb36" style:font-size-asian="13pt" style:font-weight-asian="bold" style:font-size-complex="13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d9142" officeooo:paragraph-rsid="002d9142" style:font-size-asian="13pt" style:font-weight-asian="bold" style:font-size-complex="13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d9142" officeooo:paragraph-rsid="00323948" style:font-size-asian="13pt" style:font-weight-asian="bold" style:font-size-complex="13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paragraph-rsid="002d9142" style:font-size-asian="13pt" style:font-weight-asian="bold" style:font-size-complex="13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e5390" officeooo:paragraph-rsid="002e5390" style:font-size-asian="13pt" style:font-weight-asian="bold" style:font-size-complex="13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f6b09" officeooo:paragraph-rsid="002f6b09" style:font-size-asian="13pt" style:font-weight-asian="bold" style:font-size-complex="13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05743" officeooo:paragraph-rsid="00305743" style:font-size-asian="13pt" style:font-weight-asian="bold" style:font-size-complex="13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1305c" officeooo:paragraph-rsid="0031305c" style:font-size-asian="13pt" style:font-weight-asian="bold" style:font-size-complex="13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09c18" officeooo:paragraph-rsid="0032405d" style:font-size-asian="13pt" style:font-weight-asian="bold" style:font-size-complex="13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09c18" officeooo:paragraph-rsid="002661f6" style:font-size-asian="13pt" style:font-weight-asian="bold" style:font-size-complex="13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2405d" officeooo:paragraph-rsid="0032405d" style:font-size-asian="13pt" style:font-weight-asian="bold" style:font-size-complex="13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26ed0" officeooo:paragraph-rsid="00326ed0" style:font-size-asian="13pt" style:font-weight-asian="bold" style:font-size-complex="13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26ed0" officeooo:paragraph-rsid="0039c8d4" style:font-size-asian="13pt" style:font-weight-asian="bold" style:font-size-complex="13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3e9b9" officeooo:paragraph-rsid="0033e9b9" style:font-size-asian="13pt" style:font-weight-asian="bold" style:font-size-complex="13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4de70" officeooo:paragraph-rsid="0034de70" style:font-size-asian="13pt" style:font-weight-asian="bold" style:font-size-complex="13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4de70" officeooo:paragraph-rsid="0035bfcd" style:font-size-asian="13pt" style:font-weight-asian="bold" style:font-size-complex="13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4de70" officeooo:paragraph-rsid="0039c8d4" style:font-size-asian="13pt" style:font-weight-asian="bold" style:font-size-complex="13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5bfcd" officeooo:paragraph-rsid="0035bfcd" style:font-size-asian="13pt" style:font-weight-asian="bold" style:font-size-complex="13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5bfcd" officeooo:paragraph-rsid="0039c8d4" style:font-size-asian="13pt" style:font-weight-asian="bold" style:font-size-complex="13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64c76" officeooo:paragraph-rsid="00364c76" style:font-size-asian="13pt" style:font-weight-asian="bold" style:font-size-complex="13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64c76" officeooo:paragraph-rsid="00379994" style:font-size-asian="13pt" style:font-weight-asian="bold" style:font-size-complex="13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64c76" officeooo:paragraph-rsid="0039c8d4" style:font-size-asian="13pt" style:font-weight-asian="bold" style:font-size-complex="13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79994" officeooo:paragraph-rsid="00379994" style:font-size-asian="13pt" style:font-weight-asian="bold" style:font-size-complex="13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8f0c9" officeooo:paragraph-rsid="0038f0c9" style:font-size-asian="13pt" style:font-weight-asian="bold" style:font-size-complex="13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8f0c9" officeooo:paragraph-rsid="0039c8d4" style:font-size-asian="13pt" style:font-weight-asian="bold" style:font-size-complex="13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8f0c9" officeooo:paragraph-rsid="003bda31" style:font-size-asian="13pt" style:font-weight-asian="bold" style:font-size-complex="13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9c8d4" officeooo:paragraph-rsid="0039c8d4" style:font-size-asian="13pt" style:font-weight-asian="bold" style:font-size-complex="13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9c8d4" officeooo:paragraph-rsid="003bda31" style:font-size-asian="13pt" style:font-weight-asian="bold" style:font-size-complex="13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a8c2d" officeooo:paragraph-rsid="003a8c2d" style:font-size-asian="13pt" style:font-weight-asian="bold" style:font-size-complex="13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bda31" officeooo:paragraph-rsid="003bda31" style:font-size-asian="13pt" style:font-weight-asian="bold" style:font-size-complex="13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d03ac" officeooo:paragraph-rsid="003d03ac" style:font-size-asian="13pt" style:font-weight-asian="bold" style:font-size-complex="13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d631a" officeooo:paragraph-rsid="003d631a" style:font-size-asian="13pt" style:font-weight-asian="bold" style:font-size-complex="13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e9fa3" officeooo:paragraph-rsid="003e9fa3" style:font-size-asian="13pt" style:font-weight-asian="bold" style:font-size-complex="13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12300" officeooo:paragraph-rsid="00412300" style:font-size-asian="13pt" style:font-weight-asian="bold" style:font-size-complex="13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2fcf4" officeooo:paragraph-rsid="0042fcf4" style:font-size-asian="13pt" style:font-weight-asian="bold" style:font-size-complex="13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4e1b4" officeooo:paragraph-rsid="0044e1b4" style:font-size-asian="13pt" style:font-weight-asian="bold" style:font-size-complex="13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6c515" officeooo:paragraph-rsid="0046c515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paragraph-rsid="002661f6" style:font-size-asian="13pt" style:font-weight-asian="bold" style:font-size-complex="13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9d7e7" officeooo:paragraph-rsid="0049d7e7" style:font-size-asian="13pt" style:font-weight-asian="bold" style:font-size-complex="13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a972c" officeooo:paragraph-rsid="004a972c" style:font-size-asian="13pt" style:font-weight-asian="bold" style:font-size-complex="13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ac24f" officeooo:paragraph-rsid="004ac24f" style:font-size-asian="13pt" style:font-weight-asian="bold" style:font-size-complex="13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b4963" officeooo:paragraph-rsid="004b4963" style:font-size-asian="13pt" style:font-weight-asian="bold" style:font-size-complex="13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b4963" officeooo:paragraph-rsid="004c4d26" style:font-size-asian="13pt" style:font-weight-asian="bold" style:font-size-complex="13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c4d26" officeooo:paragraph-rsid="004c4d26" style:font-size-asian="13pt" style:font-weight-asian="bold" style:font-size-complex="13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dbdf6" officeooo:paragraph-rsid="004dbdf6" style:font-size-asian="13pt" style:font-weight-asian="bold" style:font-size-complex="13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e0bd5" officeooo:paragraph-rsid="004e0bd5" style:font-size-asian="13pt" style:font-weight-asian="bold" style:font-size-complex="13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f1533" officeooo:paragraph-rsid="004f1533" style:font-size-asian="13pt" style:font-weight-asian="bold" style:font-size-complex="13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0f85a" officeooo:paragraph-rsid="0050f85a" style:font-size-asian="13pt" style:font-weight-asian="bold" style:font-size-complex="13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1dd92" officeooo:paragraph-rsid="0051dd92" style:font-size-asian="13pt" style:font-weight-asian="bold" style:font-size-complex="13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34aac" officeooo:paragraph-rsid="00534aac" style:font-size-asian="13pt" style:font-weight-asian="bold" style:font-size-complex="13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36fc9" officeooo:paragraph-rsid="00536fc9" style:font-size-asian="13pt" style:font-weight-asian="bold" style:font-size-complex="13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557c7" officeooo:paragraph-rsid="005557c7" style:font-size-asian="13pt" style:font-weight-asian="bold" style:font-size-complex="13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66730" officeooo:paragraph-rsid="00566730" style:font-size-asian="13pt" style:font-weight-asian="bold" style:font-size-complex="13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7cde4" officeooo:paragraph-rsid="0057cde4" style:font-size-asian="13pt" style:font-weight-asian="bold" style:font-size-complex="13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8372b" officeooo:paragraph-rsid="0058372b" style:font-size-asian="13pt" style:font-weight-asian="bold" style:font-size-complex="13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93442" officeooo:paragraph-rsid="00593442" style:font-size-asian="13pt" style:font-weight-asian="bold" style:font-size-complex="13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ae568" officeooo:paragraph-rsid="005ae568" style:font-size-asian="13pt" style:font-weight-asian="bold" style:font-size-complex="13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c52ac" officeooo:paragraph-rsid="005c52ac" style:font-size-asian="13pt" style:font-weight-asian="bold" style:font-size-complex="13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f16f1" officeooo:paragraph-rsid="005f16f1" style:font-size-asian="13pt" style:font-weight-asian="bold" style:font-size-complex="13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0ce8c" officeooo:paragraph-rsid="0060ce8c" style:font-size-asian="13pt" style:font-weight-asian="bold" style:font-size-complex="13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2f3a0" officeooo:paragraph-rsid="0062f3a0" style:font-size-asian="13pt" style:font-weight-asian="bold" style:font-size-complex="13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2fff5" officeooo:paragraph-rsid="0062fff5" style:font-size-asian="13pt" style:font-weight-asian="bold" style:font-size-complex="13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40728" officeooo:paragraph-rsid="00640728" style:font-size-asian="13pt" style:font-weight-asian="bold" style:font-size-complex="13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5863d" officeooo:paragraph-rsid="0065863d" style:font-size-asian="13pt" style:font-weight-asian="bold" style:font-size-complex="13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6ffbe" officeooo:paragraph-rsid="0066ffbe" style:font-size-asian="13pt" style:font-weight-asian="bold" style:font-size-complex="13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7e273" officeooo:paragraph-rsid="0067e273" style:font-size-asian="13pt" style:font-weight-asian="bold" style:font-size-complex="13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9373d" officeooo:paragraph-rsid="0069373d" style:font-size-asian="13pt" style:font-weight-asian="bold" style:font-size-complex="13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b6c72" officeooo:paragraph-rsid="006b6c72" style:font-size-asian="13pt" style:font-weight-asian="bold" style:font-size-complex="13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beb4e" officeooo:paragraph-rsid="006beb4e" style:font-size-asian="13pt" style:font-weight-asian="bold" style:font-size-complex="13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db0d5" officeooo:paragraph-rsid="006db0d5" style:font-size-asian="13pt" style:font-weight-asian="bold" style:font-size-complex="13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f23c6" officeooo:paragraph-rsid="006f23c6" style:font-size-asian="13pt" style:font-weight-asian="bold" style:font-size-complex="13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1060c" officeooo:paragraph-rsid="0071060c" style:font-size-asian="13pt" style:font-weight-asian="bold" style:font-size-complex="13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2af0e" officeooo:paragraph-rsid="0072af0e" style:font-size-asian="13pt" style:font-weight-asian="bold" style:font-size-complex="13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41eee" officeooo:paragraph-rsid="00741eee" style:font-size-asian="13pt" style:font-weight-asian="bold" style:font-size-complex="13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54d77" officeooo:paragraph-rsid="00754d77" style:font-size-asian="13pt" style:font-weight-asian="bold" style:font-size-complex="13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74729" officeooo:paragraph-rsid="00774729" style:font-size-asian="13pt" style:font-weight-asian="bold" style:font-size-complex="13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91c62" officeooo:paragraph-rsid="00791c62" style:font-size-asian="13pt" style:font-weight-asian="bold" style:font-size-complex="13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9503b" officeooo:paragraph-rsid="0079503b" style:font-size-asian="13pt" style:font-weight-asian="bold" style:font-size-complex="13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9fa8a" officeooo:paragraph-rsid="0079fa8a" style:font-size-asian="13pt" style:font-weight-asian="bold" style:font-size-complex="13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9fa8a" officeooo:paragraph-rsid="007a008d" style:font-size-asian="13pt" style:font-weight-asian="bold" style:font-size-complex="13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9fa8a" officeooo:paragraph-rsid="007a7222" style:font-size-asian="13pt" style:font-weight-asian="bold" style:font-size-complex="13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a008d" officeooo:paragraph-rsid="007a008d" style:font-size-asian="13pt" style:font-weight-asian="bold" style:font-size-complex="13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a008d" officeooo:paragraph-rsid="007a7222" style:font-size-asian="13pt" style:font-weight-asian="bold" style:font-size-complex="13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a7222" officeooo:paragraph-rsid="007a7222" style:font-size-asian="13pt" style:font-weight-asian="bold" style:font-size-complex="13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c21ca" officeooo:paragraph-rsid="007c21ca" style:font-size-asian="13pt" style:font-weight-asian="bold" style:font-size-complex="13pt" style:font-weight-complex="bold"/>
    </style:style>
    <style:style style:name="P14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cb172" officeooo:paragraph-rsid="007cb172" style:font-size-asian="13pt" style:font-weight-asian="bold" style:font-size-complex="13pt" style:font-weight-complex="bold"/>
    </style:style>
    <style:style style:name="P14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e9a24" officeooo:paragraph-rsid="007e9a24" style:font-size-asian="13pt" style:font-weight-asian="bold" style:font-size-complex="13pt" style:font-weight-complex="bold"/>
    </style:style>
    <style:style style:name="P15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f0857" officeooo:paragraph-rsid="007f0857" style:font-size-asian="13pt" style:font-weight-asian="bold" style:font-size-complex="13pt" style:font-weight-complex="bold"/>
    </style:style>
    <style:style style:name="P15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1214b" officeooo:paragraph-rsid="0081214b" style:font-size-asian="13pt" style:font-weight-asian="bold" style:font-size-complex="13pt" style:font-weight-complex="bold"/>
    </style:style>
    <style:style style:name="P15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1214b" officeooo:paragraph-rsid="0081ea16" style:font-size-asian="13pt" style:font-weight-asian="bold" style:font-size-complex="13pt" style:font-weight-complex="bold"/>
    </style:style>
    <style:style style:name="P15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1ea16" officeooo:paragraph-rsid="0081ea16" style:font-size-asian="13pt" style:font-weight-asian="bold" style:font-size-complex="13pt" style:font-weight-complex="bold"/>
    </style:style>
    <style:style style:name="P15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1ea16" officeooo:paragraph-rsid="008357db" style:font-size-asian="13pt" style:font-weight-asian="bold" style:font-size-complex="13pt" style:font-weight-complex="bold"/>
    </style:style>
    <style:style style:name="P15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357db" officeooo:paragraph-rsid="008357db" style:font-size-asian="13pt" style:font-weight-asian="bold" style:font-size-complex="13pt" style:font-weight-complex="bold"/>
    </style:style>
    <style:style style:name="P15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44b9f" officeooo:paragraph-rsid="00844b9f" style:font-size-asian="13pt" style:font-weight-asian="bold" style:font-size-complex="13pt" style:font-weight-complex="bold"/>
    </style:style>
    <style:style style:name="P15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63f5f" officeooo:paragraph-rsid="00863f5f" style:font-size-asian="13pt" style:font-weight-asian="bold" style:font-size-complex="13pt" style:font-weight-complex="bold"/>
    </style:style>
    <style:style style:name="P15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80eed" officeooo:paragraph-rsid="00880eed" style:font-size-asian="13pt" style:font-weight-asian="bold" style:font-size-complex="13pt" style:font-weight-complex="bold"/>
    </style:style>
    <style:style style:name="P15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a55a7" officeooo:paragraph-rsid="008a55a7" style:font-size-asian="13pt" style:font-weight-asian="bold" style:font-size-complex="13pt" style:font-weight-complex="bold"/>
    </style:style>
    <style:style style:name="P16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c47f9" officeooo:paragraph-rsid="008c47f9" style:font-size-asian="13pt" style:font-weight-asian="bold" style:font-size-complex="13pt" style:font-weight-complex="bold"/>
    </style:style>
    <style:style style:name="P16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d20e8" officeooo:paragraph-rsid="008d20e8" style:font-size-asian="13pt" style:font-weight-asian="bold" style:font-size-complex="13pt" style:font-weight-complex="bold"/>
    </style:style>
    <style:style style:name="P16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df3d8" officeooo:paragraph-rsid="008df3d8" style:font-size-asian="13pt" style:font-weight-asian="bold" style:font-size-complex="13pt" style:font-weight-complex="bold"/>
    </style:style>
    <style:style style:name="P16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df3d8" officeooo:paragraph-rsid="008e6d21" style:font-size-asian="13pt" style:font-weight-asian="bold" style:font-size-complex="13pt" style:font-weight-complex="bold"/>
    </style:style>
    <style:style style:name="P16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df3d8" officeooo:paragraph-rsid="0092c7ff" style:font-size-asian="13pt" style:font-weight-asian="bold" style:font-size-complex="13pt" style:font-weight-complex="bold"/>
    </style:style>
    <style:style style:name="P16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df3d8" officeooo:paragraph-rsid="0094333f" style:font-size-asian="13pt" style:font-weight-asian="bold" style:font-size-complex="13pt" style:font-weight-complex="bold"/>
    </style:style>
    <style:style style:name="P16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e6d21" officeooo:paragraph-rsid="008e6d21" style:font-size-asian="13pt" style:font-weight-asian="bold" style:font-size-complex="13pt" style:font-weight-complex="bold"/>
    </style:style>
    <style:style style:name="P16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ffe4b" officeooo:paragraph-rsid="008ffe4b" style:font-size-asian="13pt" style:font-weight-asian="bold" style:font-size-complex="13pt" style:font-weight-complex="bold"/>
    </style:style>
    <style:style style:name="P16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15967" officeooo:paragraph-rsid="00915967" style:font-size-asian="13pt" style:font-weight-asian="bold" style:font-size-complex="13pt" style:font-weight-complex="bold"/>
    </style:style>
    <style:style style:name="P16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2c7ff" officeooo:paragraph-rsid="0092c7ff" style:font-size-asian="13pt" style:font-weight-asian="bold" style:font-size-complex="13pt" style:font-weight-complex="bold"/>
    </style:style>
    <style:style style:name="P17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2c7ff" officeooo:paragraph-rsid="0094333f" style:font-size-asian="13pt" style:font-weight-asian="bold" style:font-size-complex="13pt" style:font-weight-complex="bold"/>
    </style:style>
    <style:style style:name="P17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4333f" officeooo:paragraph-rsid="0094333f" style:font-size-asian="13pt" style:font-weight-asian="bold" style:font-size-complex="13pt" style:font-weight-complex="bold"/>
    </style:style>
    <style:style style:name="P17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61dde" officeooo:paragraph-rsid="00961dde" style:font-size-asian="13pt" style:font-weight-asian="bold" style:font-size-complex="13pt" style:font-weight-complex="bold"/>
    </style:style>
    <style:style style:name="P17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69dcd" officeooo:paragraph-rsid="00969dcd" style:font-size-asian="13pt" style:font-weight-asian="bold" style:font-size-complex="13pt" style:font-weight-complex="bold"/>
    </style:style>
    <style:style style:name="P17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9562d" officeooo:paragraph-rsid="0099562d" style:font-size-asian="13pt" style:font-weight-asian="bold" style:font-size-complex="13pt" style:font-weight-complex="bold"/>
    </style:style>
    <style:style style:name="P17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995b0" officeooo:paragraph-rsid="009995b0" style:font-size-asian="13pt" style:font-weight-asian="bold" style:font-size-complex="13pt" style:font-weight-complex="bold"/>
    </style:style>
    <style:style style:name="P17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a2eb3" officeooo:paragraph-rsid="009a2eb3" style:font-size-asian="13pt" style:font-weight-asian="bold" style:font-size-complex="13pt" style:font-weight-complex="bold"/>
    </style:style>
    <style:style style:name="P17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ad4a5" officeooo:paragraph-rsid="009ad4a5" style:font-size-asian="13pt" style:font-weight-asian="bold" style:font-size-complex="13pt" style:font-weight-complex="bold"/>
    </style:style>
    <style:style style:name="P17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b26ac" officeooo:paragraph-rsid="009b26ac" style:font-size-asian="13pt" style:font-weight-asian="bold" style:font-size-complex="13pt" style:font-weight-complex="bold"/>
    </style:style>
    <style:style style:name="P17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c85b3" officeooo:paragraph-rsid="009c85b3" style:font-size-asian="13pt" style:font-weight-asian="bold" style:font-size-complex="13pt" style:font-weight-complex="bold"/>
    </style:style>
    <style:style style:name="P18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e63b7" officeooo:paragraph-rsid="009e63b7" style:font-size-asian="13pt" style:font-weight-asian="bold" style:font-size-complex="13pt" style:font-weight-complex="bold"/>
    </style:style>
    <style:style style:name="P18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ef838" officeooo:paragraph-rsid="009ef838" style:font-size-asian="13pt" style:font-weight-asian="bold" style:font-size-complex="13pt" style:font-weight-complex="bold"/>
    </style:style>
    <style:style style:name="P18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f146a" officeooo:paragraph-rsid="009f146a" style:font-size-asian="13pt" style:font-weight-asian="bold" style:font-size-complex="13pt" style:font-weight-complex="bold"/>
    </style:style>
    <style:style style:name="P18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0e820" officeooo:paragraph-rsid="00a0e820" style:font-size-asian="13pt" style:font-weight-asian="bold" style:font-size-complex="13pt" style:font-weight-complex="bold"/>
    </style:style>
    <style:style style:name="P18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1cfe9" officeooo:paragraph-rsid="00a1cfe9" style:font-size-asian="13pt" style:font-weight-asian="bold" style:font-size-complex="13pt" style:font-weight-complex="bold"/>
    </style:style>
    <style:style style:name="P18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3c6e4" officeooo:paragraph-rsid="00a3c6e4" style:font-size-asian="13pt" style:font-weight-asian="bold" style:font-size-complex="13pt" style:font-weight-complex="bold"/>
    </style:style>
    <style:style style:name="P18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68432" officeooo:paragraph-rsid="00a68432" style:font-size-asian="13pt" style:font-weight-asian="bold" style:font-size-complex="13pt" style:font-weight-complex="bold"/>
    </style:style>
    <style:style style:name="P18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0403" officeooo:paragraph-rsid="00a80403" style:font-size-asian="13pt" style:font-weight-asian="bold" style:font-size-complex="13pt" style:font-weight-complex="bold"/>
    </style:style>
    <style:style style:name="P18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18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94b" officeooo:paragraph-rsid="00a8694b" style:font-size-asian="13pt" style:font-weight-asian="bold" style:font-size-complex="13pt" style:font-weight-complex="bold"/>
    </style:style>
    <style:style style:name="P19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a75f8" officeooo:paragraph-rsid="00aa75f8" style:font-size-asian="13pt" style:font-weight-asian="bold" style:font-size-complex="13pt" style:font-weight-complex="bold"/>
    </style:style>
    <style:style style:name="P19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b1565f" officeooo:paragraph-rsid="00b1565f" style:font-size-asian="13pt" style:font-weight-asian="bold" style:font-size-complex="13pt" style:font-weight-complex="bold"/>
    </style:style>
    <style:style style:name="P19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b1d79b" officeooo:paragraph-rsid="00b1d79b" style:font-size-asian="13pt" style:font-weight-asian="bold" style:font-size-complex="13pt" style:font-weight-complex="bold"/>
    </style:style>
    <style:style style:name="P193" style:family="paragraph" style:parent-style-name="Standard">
      <style:paragraph-properties fo:margin-top="0cm" fo:margin-bottom="0cm" loext:contextual-spacing="false"/>
      <style:text-properties style:font-name="FreeMono" fo:font-size="13pt" fo:language="en" fo:country="US" fo:font-weight="bold" style:font-size-asian="13pt" style:font-weight-asian="bold" style:font-size-complex="13pt" style:font-weight-complex="bold"/>
    </style:style>
    <style:style style:name="P194" style:family="paragraph" style:parent-style-name="Standard">
      <style:paragraph-properties fo:margin-top="0cm" fo:margin-bottom="0cm" loext:contextual-spacing="false"/>
      <style:text-properties style:font-name="FreeMono" fo:font-size="13pt" fo:language="en" fo:country="US" fo:font-weight="bold" officeooo:paragraph-rsid="002f6b09" style:font-size-asian="13pt" style:font-weight-asian="bold" style:font-size-complex="13pt" style:font-weight-complex="bold"/>
    </style:style>
    <style:style style:name="P195" style:family="paragraph" style:parent-style-name="Standard">
      <style:paragraph-properties fo:margin-top="0cm" fo:margin-bottom="0cm" loext:contextual-spacing="false"/>
      <style:text-properties style:font-name="FreeMono" fo:font-size="13pt" fo:language="ru" fo:country="RU" fo:font-weight="bold" officeooo:rsid="00412300" officeooo:paragraph-rsid="00412300" style:font-size-asian="13pt" style:font-weight-asian="bold" style:font-size-complex="13pt" style:font-weight-complex="bold"/>
    </style:style>
    <style:style style:name="P196" style:family="paragraph" style:parent-style-name="Standard">
      <style:paragraph-properties fo:margin-top="0cm" fo:margin-bottom="0cm" loext:contextual-spacing="false"/>
      <style:text-properties style:font-name="FreeMono" fo:font-size="13pt" fo:language="ru" fo:country="RU" fo:font-weight="bold" officeooo:rsid="003bda31" officeooo:paragraph-rsid="003bda31" style:font-size-asian="13pt" style:font-weight-asian="bold" style:font-size-complex="13pt" style:font-weight-complex="bold"/>
    </style:style>
    <style:style style:name="P197" style:family="paragraph" style:parent-style-name="Standard">
      <style:paragraph-properties fo:margin-top="0cm" fo:margin-bottom="0cm" loext:contextual-spacing="false"/>
      <style:text-properties fo:color="#000000" style:font-name="FreeMono" fo:font-size="13pt" fo:font-weight="bold" style:font-size-asian="13pt" style:font-weight-asian="bold" style:font-size-complex="13pt" style:font-weight-complex="bold"/>
    </style:style>
    <style:style style:name="P198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style:font-name="Liberation Mono" fo:font-size="10pt" fo:font-weight="normal" officeooo:rsid="00d849d9" officeooo:paragraph-rsid="00cf7a2b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style:font-name="Liberation Mono" fo:font-size="10pt" fo:font-weight="normal" officeooo:rsid="00d849d9" officeooo:paragraph-rsid="00d849d9" style:font-size-asian="10pt" style:font-weight-asian="normal" style:font-size-complex="10pt" style:font-weight-complex="normal"/>
    </style:style>
    <style:style style:name="P201" style:family="paragraph" style:parent-style-name="Table_20_Contents">
      <style:text-properties style:font-name="Liberation Mono"/>
    </style:style>
    <style:style style:name="P202" style:family="paragraph" style:parent-style-name="Table_20_Contents">
      <style:text-properties style:text-line-through-style="solid" style:text-line-through-type="single"/>
    </style:style>
    <style:style style:name="P203" style:family="paragraph" style:parent-style-name="Table_20_Contents">
      <style:text-properties officeooo:paragraph-rsid="00c55ecc"/>
    </style:style>
    <style:style style:name="P204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d9142"/>
    </style:style>
    <style:style style:name="T4" style:family="text">
      <style:text-properties fo:language="ru" fo:country="RU" officeooo:rsid="00305743"/>
    </style:style>
    <style:style style:name="T5" style:family="text">
      <style:text-properties fo:language="ru" fo:country="RU" officeooo:rsid="00323948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d9142"/>
    </style:style>
    <style:style style:name="T8" style:family="text">
      <style:text-properties officeooo:rsid="0022c6a5"/>
    </style:style>
    <style:style style:name="T9" style:family="text">
      <style:text-properties officeooo:rsid="00262a25"/>
    </style:style>
    <style:style style:name="T10" style:family="text">
      <style:text-properties officeooo:rsid="002661f6"/>
    </style:style>
    <style:style style:name="T11" style:family="text">
      <style:text-properties officeooo:rsid="002cdb36"/>
    </style:style>
    <style:style style:name="T12" style:family="text">
      <style:text-properties officeooo:rsid="002f6b09"/>
    </style:style>
    <style:style style:name="T13" style:family="text">
      <style:text-properties officeooo:rsid="0031305c"/>
    </style:style>
    <style:style style:name="T14" style:family="text">
      <style:text-properties officeooo:rsid="00323948"/>
    </style:style>
    <style:style style:name="T15" style:family="text">
      <style:text-properties officeooo:rsid="0032405d"/>
    </style:style>
    <style:style style:name="T16" style:family="text">
      <style:text-properties officeooo:rsid="00326ed0"/>
    </style:style>
    <style:style style:name="T17" style:family="text">
      <style:text-properties officeooo:rsid="0034de70"/>
    </style:style>
    <style:style style:name="T18" style:family="text">
      <style:text-properties officeooo:rsid="0035bfcd"/>
    </style:style>
    <style:style style:name="T19" style:family="text">
      <style:text-properties officeooo:rsid="00379994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3bda31"/>
    </style:style>
    <style:style style:name="T22" style:family="text">
      <style:text-properties officeooo:rsid="003d03ac"/>
    </style:style>
    <style:style style:name="T23" style:family="text">
      <style:text-properties officeooo:rsid="003d631a"/>
    </style:style>
    <style:style style:name="T24" style:family="text">
      <style:text-properties officeooo:rsid="00412300"/>
    </style:style>
    <style:style style:name="T25" style:family="text">
      <style:text-properties officeooo:rsid="00487257"/>
    </style:style>
    <style:style style:name="T26" style:family="text">
      <style:text-properties officeooo:rsid="004a972c"/>
    </style:style>
    <style:style style:name="T27" style:family="text">
      <style:text-properties officeooo:rsid="004c4d26"/>
    </style:style>
    <style:style style:name="T28" style:family="text">
      <style:text-properties officeooo:rsid="004cab7e"/>
    </style:style>
    <style:style style:name="T29" style:family="text">
      <style:text-properties officeooo:rsid="004e0bd5"/>
    </style:style>
    <style:style style:name="T30" style:family="text">
      <style:text-properties officeooo:rsid="00534aac"/>
    </style:style>
    <style:style style:name="T31" style:family="text">
      <style:text-properties officeooo:rsid="00566730"/>
    </style:style>
    <style:style style:name="T32" style:family="text">
      <style:text-properties officeooo:rsid="005c52ac"/>
    </style:style>
    <style:style style:name="T33" style:family="text">
      <style:text-properties officeooo:rsid="006223d6"/>
    </style:style>
    <style:style style:name="T34" style:family="text">
      <style:text-properties officeooo:rsid="0062f3a0"/>
    </style:style>
    <style:style style:name="T35" style:family="text">
      <style:text-properties officeooo:rsid="0062fff5"/>
    </style:style>
    <style:style style:name="T36" style:family="text">
      <style:text-properties officeooo:rsid="0065863d"/>
    </style:style>
    <style:style style:name="T37" style:family="text">
      <style:text-properties officeooo:rsid="006a7259"/>
    </style:style>
    <style:style style:name="T38" style:family="text">
      <style:text-properties officeooo:rsid="006db0d5"/>
    </style:style>
    <style:style style:name="T39" style:family="text">
      <style:text-properties officeooo:rsid="0079fa8a"/>
    </style:style>
    <style:style style:name="T40" style:family="text">
      <style:text-properties officeooo:rsid="007a008d"/>
    </style:style>
    <style:style style:name="T41" style:family="text">
      <style:text-properties officeooo:rsid="007a7222"/>
    </style:style>
    <style:style style:name="T42" style:family="text">
      <style:text-properties officeooo:rsid="007e9a24"/>
    </style:style>
    <style:style style:name="T43" style:family="text">
      <style:text-properties officeooo:rsid="0081ea16"/>
    </style:style>
    <style:style style:name="T44" style:family="text">
      <style:text-properties officeooo:rsid="008357db"/>
    </style:style>
    <style:style style:name="T45" style:family="text">
      <style:text-properties officeooo:rsid="00844b9f"/>
    </style:style>
    <style:style style:name="T46" style:family="text">
      <style:text-properties officeooo:rsid="008a55a7"/>
    </style:style>
    <style:style style:name="T47" style:family="text">
      <style:text-properties officeooo:rsid="008c47f9"/>
    </style:style>
    <style:style style:name="T48" style:family="text">
      <style:text-properties officeooo:rsid="008e6d21"/>
    </style:style>
    <style:style style:name="T49" style:family="text">
      <style:text-properties officeooo:rsid="008ffe4b"/>
    </style:style>
    <style:style style:name="T50" style:family="text">
      <style:text-properties officeooo:rsid="0094333f"/>
    </style:style>
    <style:style style:name="T51" style:family="text">
      <style:text-properties officeooo:rsid="00961dde"/>
    </style:style>
    <style:style style:name="T52" style:family="text">
      <style:text-properties officeooo:rsid="00a1cfe9"/>
    </style:style>
    <style:style style:name="T53" style:family="text">
      <style:text-properties officeooo:rsid="00ac243d"/>
    </style:style>
    <style:style style:name="T54" style:family="text">
      <style:text-properties officeooo:rsid="00afbe63"/>
    </style:style>
    <style:style style:name="T55" style:family="text">
      <style:text-properties officeooo:rsid="00b1565f"/>
    </style:style>
    <style:style style:name="T56" style:family="text">
      <style:text-properties officeooo:rsid="00b58e27"/>
    </style:style>
    <style:style style:name="T57" style:family="text">
      <style:text-properties officeooo:rsid="00c49418"/>
    </style:style>
    <style:style style:name="T58" style:family="text">
      <style:text-properties officeooo:rsid="00c55ecc"/>
    </style:style>
    <style:style style:name="T59" style:family="text">
      <style:text-properties officeooo:rsid="00c7b8f7"/>
    </style:style>
    <style:style style:name="T60" style:family="text">
      <style:text-properties officeooo:rsid="00c969c4"/>
    </style:style>
    <style:style style:name="T61" style:family="text">
      <style:text-properties officeooo:rsid="00cbfc96"/>
    </style:style>
    <style:style style:name="T62" style:family="text">
      <style:text-properties officeooo:rsid="00cc934b"/>
    </style:style>
    <style:style style:name="T63" style:family="text">
      <style:text-properties officeooo:rsid="00cca6ca"/>
    </style:style>
    <style:style style:name="T64" style:family="text">
      <style:text-properties officeooo:rsid="00d070d6"/>
    </style:style>
    <style:style style:name="T65" style:family="text">
      <style:text-properties officeooo:rsid="00d1b762"/>
    </style:style>
    <style:style style:name="T66" style:family="text">
      <style:text-properties officeooo:rsid="00d393e7"/>
    </style:style>
    <style:style style:name="T67" style:family="text">
      <style:text-properties officeooo:rsid="00d51f1b"/>
    </style:style>
    <style:style style:name="T68" style:family="text">
      <style:text-properties officeooo:rsid="00d52ba0"/>
    </style:style>
    <style:style style:name="T69" style:family="text">
      <style:text-properties officeooo:rsid="00d6b1ac"/>
    </style:style>
    <style:style style:name="T70" style:family="text">
      <style:text-properties style:text-underline-style="none"/>
    </style:style>
    <style:style style:name="T71" style:family="text">
      <style:text-properties style:text-underline-style="none" officeooo:rsid="00d6b1ac"/>
    </style:style>
    <style:style style:name="T72" style:family="text">
      <style:text-properties style:text-line-through-style="solid" style:text-line-through-type="single"/>
    </style:style>
    <style:style style:name="T73" style:family="text">
      <style:text-properties officeooo:rsid="00da8dcc"/>
    </style:style>
    <style:style style:name="T74" style:family="text">
      <style:text-properties officeooo:rsid="00ddfb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2">89649527547</text:p>
      <text:p text:style-name="P192">81985858391</text:p>
      <text:p text:style-name="P192"/>
      <text:p text:style-name="P51">PhantasyStar</text:p>
      <text:p text:style-name="P51"/>
      <text:p text:style-name="P51">Начало:</text:p>
      <text:p text:style-name="P51"/>
      <text:p text:style-name="P51">PHANTASYSTARBACKUPRAMPROGRAMMEDBYNAKAYUJI</text:p>
      <text:p text:style-name="P51"/>
      <text:p text:style-name="P51">00xC0</text:p>
      <text:p text:style-name="P54"/>
      <text:p text:style-name="P55"/>
      <text:p text:style-name="P51">1<text:bookmark-start text:name="__DdeLink__1908_1598143770"/>00-1d7-данныесохранёнки—<text:span text:style-name="T8">полноеокносрамкой.12строкпо18байт.Буквы—2байта.Примеры:C010F113</text:span><text:bookmark-end text:name="__DdeLink__1908_1598143770"/></text:p>
      <text:p text:style-name="P51"/>
      <text:p text:style-name="P53">F111F211F211F211F211F211F211F211F113</text:p>
      <text:p text:style-name="P53">F311C010C010C010C010C010C010C010F313</text:p>
      <text:p text:style-name="P53">F311C210C010C010C010C010C010C010F313</text:p>
      <text:p text:style-name="P53">F311C010C010C010C010C010C010C010F313</text:p>
      <text:p text:style-name="P53">F311C310C010C010C010C010C010C010F313</text:p>
      <text:p text:style-name="P53">F311C010C010C010C010C010C010C010F313</text:p>
      <text:p text:style-name="P53">F311C410C010C010C010C010C010C010F313</text:p>
      <text:p text:style-name="P53">F311C010C010C010C010C010C010C010F313</text:p>
      <text:p text:style-name="P53">F311C510C010C010C010C010C010C010F313</text:p>
      <text:p text:style-name="P53">F311C010C010C010C010C010C010C010F313</text:p>
      <text:p text:style-name="P53">F311C610C010C010C010C010C010C010F313</text:p>
      <text:p text:style-name="P53">F115F215F215F215F215F215F215F215F117</text:p>
      <text:p text:style-name="P51"/>
      <text:p text:style-name="P51">//<text:span text:style-name="T55">firstdeleted</text:span></text:p>
      <text:p text:style-name="P191">F111F211F211F211F211F211F211F211F113</text:p>
      <text:p text:style-name="P191">F311C010C010C010C010C010C010C010F313</text:p>
      <text:p text:style-name="P191">F311C210C010C010C010C010C010C010F313</text:p>
      <text:p text:style-name="P191">F311C010C010C000C000C000C000C000F313</text:p>
      <text:p text:style-name="P191">F311C310C010C110C210C310C410C510F313</text:p>
      <text:p text:style-name="P191">F311C010C010C010C010C010C010C010F313</text:p>
      <text:p text:style-name="P191">F311C410C010C010C010C010C010C010F313</text:p>
      <text:p text:style-name="P191">F311C010C010C010C010C010C010C010F313</text:p>
      <text:p text:style-name="P191">F311C510C010C010C010C010C010C010F313</text:p>
      <text:p text:style-name="P191">F311C010C010C010C010C010C010C010F313</text:p>
      <text:p text:style-name="P191">F311C610C010C010C010C010C010C010F313</text:p>
      <text:p text:style-name="P191">F115F215F215F215F215F215F215F215F117</text:p>
      <text:p text:style-name="P51"/>
      <text:p text:style-name="P52">12A:cc10cc10cc10cc10cc10:AAAAA</text:p>
      <text:p text:style-name="P52">12A:cb10cb10cb10cb10cb10:BBBBB</text:p>
      <text:p text:style-name="P51"/>
      <text:p text:style-name="P51"/>
      <text:p text:style-name="P184">2:</text:p>
      <text:p text:style-name="P184">013D-0145:10-&gt;00</text:p>
      <text:p text:style-name="P184">014E:название</text:p>
      <text:p text:style-name="P184">3:</text:p>
      <text:p text:style-name="P184">0153-0169:10-&gt;00</text:p>
      <text:p text:style-name="P184">0172–017A:название</text:p>
      <text:p text:style-name="P184">4:</text:p>
      <text:p text:style-name="P184">0185-018D:10-&gt;00</text:p>
      <text:p text:style-name="P184">0196-019E:название</text:p>
      <text:p text:style-name="P184"><text:soft-page-break/>5:</text:p>
      <text:p text:style-name="P184">01A9-01B1:10-&gt;00</text:p>
      <text:p text:style-name="P184">01BA-01C2:название</text:p>
      <text:p text:style-name="P184"/>
      <text:p text:style-name="P184"/>
      <text:p text:style-name="P184">приудалениислота5символовдоназванияслотаприводятсяк10,вназваниивсе00→10,остальные→C0</text:p>
      <text:p text:style-name="P184"/>
      <text:p text:style-name="P185">игровыеданныеприудалениинестираются,такчто,можнопоказыватьчтослотбылудалён</text:p>
      <text:p text:style-name="P184"/>
      <text:p text:style-name="P184"/>
      <text:p text:style-name="P51"/>
      <text:p text:style-name="P51"/>
      <text:p text:style-name="P51"/>
      <text:p text:style-name="P183">20<text:span text:style-name="T54">1</text:span>—011игра</text:p>
      <text:p text:style-name="P183">20<text:span text:style-name="T54">2</text:span>—012игра</text:p>
      <text:p text:style-name="P51"/>
      <text:p text:style-name="P51"/>
      <text:p text:style-name="P51"><text:bookmark-start text:name="__DdeLink__347_401953193"/>40<text:bookmark-end text:name="__DdeLink__347_401953193"/>1-402,413-414<text:tab/><text:tab/><text:bookmark-start text:name="__DdeLink__1953_1984034542"/>0006→1006→2006<text:bookmark-end text:name="__DdeLink__1953_1984034542"/>—передвинулсянашагX</text:p>
      <text:p text:style-name="P51">405-406,411-412<text:tab/><text:tab/><text:bookmark-start text:name="__DdeLink__1955_1984034542"/>0001→500<text:bookmark-end text:name="__DdeLink__1955_1984034542"/>1Y</text:p>
      <text:p text:style-name="P51"/>
      <text:p text:style-name="P51"/>
      <text:p text:style-name="P51">408-<text:span text:style-name="T11">409</text:span>—<text:span text:style-name="T11">номер</text:span>карт<text:span text:style-name="T11">ы.Например,</text:span><text:bookmark-start text:name="__DdeLink__1957_1984034542"/>0000—Палма,0404—Каминит<text:bookmark-end text:name="__DdeLink__1957_1984034542"/></text:p>
      <text:p text:style-name="P51"/>
      <text:p text:style-name="P51">40A:направлениевподземелье.Поумолчанию0.Поворотнаправо—1.Наоборот—2.Ещё—3.Сохраняетсяпослевыхода</text:p>
      <text:p text:style-name="P51"/>
      <text:p text:style-name="P51"><text:bookmark-start text:name="__DdeLink__349_401953193"/>40C—00→5e—номеркомнатывподземелье.<text:span text:style-name="T13">4бита—X,4бита—Y.Maxширина16x16</text:span></text:p>
      <text:p text:style-name="P51">Примечание:послезагрузкисохраненияоткрытыедверисновазакрыты.</text:p>
      <text:p text:style-name="P51"/>
      <text:p text:style-name="P51">40D<text:span text:style-name="T11">00</text:span><text:bookmark-start text:name="__DdeLink__351_401953193"/>→0<text:span text:style-name="T11">2</text:span>вошёлвподземельемедузы<text:bookmark-end text:name="__DdeLink__351_401953193"/>.<text:span text:style-name="T11">Возможноэтоуказательнаподземелье</text:span></text:p>
      <text:p text:style-name="P51"/>
      <text:p text:style-name="P51">415-416:000d→020b—вошёлвподземельеКаминита</text:p>
      <text:p text:style-name="P51"><text:tab/><text:tab/><text:tab/>040<text:span text:style-name="T6">b–</text:span><text:span text:style-name="T2">пещераМедузы</text:span></text:p>
      <text:p text:style-name="P51"><text:span text:style-name="T2">000</text:span><text:span text:style-name="T6">d–</text:span><text:span text:style-name="T2">Каминит,можетчто-тоещё</text:span></text:p>
      <text:p text:style-name="P51"/>
      <text:p text:style-name="P51"/>
      <text:p text:style-name="P57"><text:bookmark-start text:name="__DdeLink__1961_1984034542"/>Camineet<text:span text:style-name="T11">Warehouse</text:span><text:bookmark-end text:name="__DdeLink__1961_1984034542"/></text:p>
      <text:p text:style-name="P57">040D:00-&gt;02—вероятнотожеотноситсякномерукомнаты</text:p>
      <text:p text:style-name="P57">0415:00-&gt;02-???<text:span text:style-name="T21">(Green)</text:span></text:p>
      <text:p text:style-name="P57">0416:0D-&gt;0B-???</text:p>
      <text:p text:style-name="P63"><text:bookmark-start text:name="__DdeLink__1959_1984034542"/>Medusa'sCave<text:bookmark-end text:name="__DdeLink__1959_1984034542"/></text:p>
      <text:p text:style-name="P63">040D:02-&gt;00—меняетсятольковподземелье</text:p>
      <text:p text:style-name="P63">0415:00-&gt;04<text:span text:style-name="T21">(Blue)</text:span></text:p>
      <text:p text:style-name="P63">0416:0D-&gt;0B</text:p>
      <text:p text:style-name="P73">ScionCave</text:p>
      <text:p text:style-name="P73">040D:02-&gt;13</text:p>
      <text:p text:style-name="P73">0415:00-&gt;04</text:p>
      <text:p text:style-name="P73">0416:0D-&gt;0B</text:p>
      <text:p text:style-name="P77">#2</text:p>
      <text:p text:style-name="P77">040D:13-&gt;12—IDподземелья??????</text:p>
      <text:p text:style-name="P82">#3</text:p>
      <text:p text:style-name="P82">040D:12-&gt;11</text:p>
      <text:p text:style-name="P86"><text:soft-page-break/>#4</text:p>
      <text:p text:style-name="P86">040D:11-&gt;10</text:p>
      <text:p text:style-name="P89">NaulaCave</text:p>
      <text:p text:style-name="P89">040D:10-&gt;13</text:p>
      <text:p text:style-name="P89">0415:00-&gt;04<text:span text:style-name="T21">(Blue)</text:span></text:p>
      <text:p text:style-name="P89">0416:0D-&gt;0B</text:p>
      <text:p text:style-name="P91">#2</text:p>
      <text:p text:style-name="P91">040D:13-&gt;12</text:p>
      <text:p text:style-name="P92">Governor“sEntrance</text:p>
      <text:p text:style-name="P92">040D:12-&gt;21</text:p>
      <text:p text:style-name="P92">0415:04-&gt;06(Yellow)</text:p>
      <text:p text:style-name="P90">0416:0D-&gt;0B</text:p>
      <text:p text:style-name="P93">NaharuCave</text:p>
      <text:p text:style-name="P93">040D:21-&gt;1E</text:p>
      <text:p text:style-name="P93">0415:00-&gt;07(Pink)</text:p>
      <text:p text:style-name="P93">0416:0D-&gt;0B</text:p>
      <text:p text:style-name="P94">#2</text:p>
      <text:p text:style-name="P94">040D:1E-&gt;1D</text:p>
      <text:p text:style-name="P96">GothicPassage</text:p>
      <text:p text:style-name="P96">040D:1D-&gt;00</text:p>
      <text:p text:style-name="P96">0415:00-&gt;04(Blue)</text:p>
      <text:p text:style-name="P96">0416:0D-&gt;0B</text:p>
      <text:p text:style-name="P96">Gothic</text:p>
      <text:p text:style-name="P96">0415:04-&gt;00</text:p>
      <text:p text:style-name="P96">0416:0B-&gt;0D</text:p>
      <text:p text:style-name="P97">TriadaPrison</text:p>
      <text:p text:style-name="P97">040D:00-&gt;01</text:p>
      <text:p text:style-name="P97">0415:00-&gt;05(LightBlue)</text:p>
      <text:p text:style-name="P97">0416:0D-&gt;0B</text:p>
      <text:p text:style-name="P101">Bortevo</text:p>
      <text:p text:style-name="P101">0409:07-&gt;0B</text:p>
      <text:p text:style-name="P102">BortevoPassage</text:p>
      <text:p text:style-name="P102">040D:00-&gt;16</text:p>
      <text:p text:style-name="P102">0415:00-&gt;04</text:p>
      <text:p text:style-name="P102">0416:0D-&gt;0B</text:p>
      <text:p text:style-name="P104">AbionWarehouse</text:p>
      <text:p text:style-name="P104">040D:16-&gt;02</text:p>
      <text:p text:style-name="P104">0415:00-&gt;02(LightGreen)</text:p>
      <text:p text:style-name="P104">0416:0D-&gt;0B</text:p>
      <text:p text:style-name="P106">Dr.Mad</text:p>
      <text:p text:style-name="P106">040D:02-&gt;15</text:p>
      <text:p text:style-name="P106">0415:00-&gt;03<text:span text:style-name="T28">(Blue?)</text:span></text:p>
      <text:p text:style-name="P106">0416:0D-&gt;0B</text:p>
      <text:p text:style-name="P107">Medusa'sTower<text:span text:style-name="T29">#2</text:span></text:p>
      <text:p text:style-name="P107">040D:16-&gt;04</text:p>
      <text:p text:style-name="P107">0415:00-&gt;01(LightRed,Pink,Orange???)</text:p>
      <text:p text:style-name="P107">0416:0D-&gt;0B</text:p>
      <text:p text:style-name="P107">0417:03-&gt;02</text:p>
      <text:p text:style-name="P108">#1</text:p>
      <text:p text:style-name="P108">040D:04-&gt;03</text:p>
      <text:p text:style-name="P112">#3</text:p>
      <text:p text:style-name="P112">040D:03-&gt;05</text:p>
      <text:p text:style-name="P113">#4</text:p>
      <text:p text:style-name="P113">040D:03-&gt;06</text:p>
      <text:p text:style-name="P114">#5</text:p>
      <text:p text:style-name="P114">040D:06-&gt;07</text:p>
      <text:p text:style-name="P115"><text:soft-page-break/>#6</text:p>
      <text:p text:style-name="P115">040D:07-&gt;08</text:p>
      <text:p text:style-name="P115">#7</text:p>
      <text:p text:style-name="P115">040D:08-&gt;09</text:p>
      <text:p text:style-name="P116">#8</text:p>
      <text:p text:style-name="P116">040D:08-&gt;0A</text:p>
      <text:p text:style-name="P118">CasbaCave</text:p>
      <text:p text:style-name="P118">040D:0A-&gt;27</text:p>
      <text:p text:style-name="P118">0415:00-&gt;07(Pink)</text:p>
      <text:p text:style-name="P118">0416:0D-&gt;0B</text:p>
      <text:p text:style-name="P118">#2</text:p>
      <text:p text:style-name="P118">040D:27-&gt;26</text:p>
      <text:p text:style-name="P118">#3</text:p>
      <text:p text:style-name="P118">040D:26-&gt;25</text:p>
      <text:p text:style-name="P120">Casba</text:p>
      <text:p text:style-name="P120">040D:25-&gt;27</text:p>
      <text:p text:style-name="P120">0415:07-&gt;00</text:p>
      <text:p text:style-name="P120">0416:0B-&gt;0D</text:p>
      <text:p text:style-name="P89">ForgottenTower</text:p>
      <text:p text:style-name="P123">040D:27-&gt;17</text:p>
      <text:p text:style-name="P123">0415:00-&gt;02</text:p>
      <text:p text:style-name="P123">0416:0D-&gt;0B</text:p>
      <text:p text:style-name="P123">#2</text:p>
      <text:p text:style-name="P123">040D:17-&gt;18</text:p>
      <text:p text:style-name="P128">#3</text:p>
      <text:p text:style-name="P128">040D:18-&gt;19</text:p>
      <text:p text:style-name="P128">#4</text:p>
      <text:p text:style-name="P128">040D:19-&gt;1A</text:p>
      <text:p text:style-name="P128">#5</text:p>
      <text:p text:style-name="P128">040D:1A-&gt;1B</text:p>
      <text:p text:style-name="P130">DrasgowWarehouse</text:p>
      <text:p text:style-name="P130">040D:1B-&gt;15</text:p>
      <text:p text:style-name="P130">0415:00-&gt;03</text:p>
      <text:p text:style-name="P130">0416:0D-&gt;0B</text:p>
      <text:p text:style-name="P131">Tajima“sCave</text:p>
      <text:p text:style-name="P131">040D:15-&gt;24</text:p>
      <text:p text:style-name="P131">0415:03-&gt;07(Pink?)</text:p>
      <text:p text:style-name="P132">#2</text:p>
      <text:p text:style-name="P132">040D:24-&gt;23</text:p>
      <text:p text:style-name="P134">#3</text:p>
      <text:p text:style-name="P134">040D:23-&gt;22</text:p>
      <text:p text:style-name="P139">SkureEntrance</text:p>
      <text:p text:style-name="P139">040D:22-&gt;28</text:p>
      <text:p text:style-name="P139">0415:00-&gt;0A(LightBlue)</text:p>
      <text:p text:style-name="P139">0416:0D-&gt;0B</text:p>
      <text:p text:style-name="P141">DezorianCavern1</text:p>
      <text:p text:style-name="P141">040D:28-&gt;2F</text:p>
      <text:p text:style-name="P141">0415:00-&gt;09(LightBlue/Black)</text:p>
      <text:p text:style-name="P141">0416:0D-&gt;0B</text:p>
      <text:p text:style-name="P143">DezorianCavern<text:span text:style-name="T41">2</text:span></text:p>
      <text:p text:style-name="P143">040D:28-&gt;2F</text:p>
      <text:p text:style-name="P143">0415:00-&gt;09(LightBlue/Black)</text:p>
      <text:p text:style-name="P143">0416:0D-&gt;0B</text:p>
      <text:p text:style-name="P143">DezorianCavern<text:span text:style-name="T41">3</text:span></text:p>
      <text:p text:style-name="P143">040D:<text:span text:style-name="T41">30-&gt;32</text:span></text:p>
      <text:p text:style-name="P143">0415:00-&gt;09(LightBlue/Black)</text:p>
      <text:p text:style-name="P143"><text:soft-page-break/>0416:0D-&gt;0B</text:p>
      <text:p text:style-name="P143">DezorianCavern<text:span text:style-name="T41">4</text:span></text:p>
      <text:p text:style-name="P146">040D:32-&gt;31</text:p>
      <text:p text:style-name="P147">TwintownEntrance</text:p>
      <text:p text:style-name="P147">040D:31-&gt;28</text:p>
      <text:p text:style-name="P147">0415:00-&gt;0A</text:p>
      <text:p text:style-name="P147">0416:0D-&gt;0B</text:p>
      <text:p text:style-name="P149">AeroPrismCave</text:p>
      <text:p text:style-name="P149">040D:31-&gt;3A</text:p>
      <text:p text:style-name="P149">0415:00-&gt;0A</text:p>
      <text:p text:style-name="P149">0416:0D-&gt;0B</text:p>
      <text:p text:style-name="P151">GuaronMorgue</text:p>
      <text:p text:style-name="P151">040D:2A</text:p>
      <text:p text:style-name="P151">0415:00-&gt;0A</text:p>
      <text:p text:style-name="P151">0416:0D-&gt;0B</text:p>
      <text:p text:style-name="P151">#2</text:p>
      <text:p text:style-name="P151">040D:2A-&gt;29</text:p>
      <text:p text:style-name="P153">DezorianCavern5</text:p>
      <text:p text:style-name="P153">040D:2A-&gt;30</text:p>
      <text:p text:style-name="P153">0415:0A-&gt;09</text:p>
      <text:p text:style-name="P152">0416:0D-&gt;0B</text:p>
      <text:p text:style-name="P153">#2</text:p>
      <text:p text:style-name="P153">040D:30-&gt;2F</text:p>
      <text:p text:style-name="P153">CoronaTower</text:p>
      <text:p text:style-name="P153">040D:2F-&gt;2B</text:p>
      <text:p text:style-name="P153">0415:09-&gt;08(Red)</text:p>
      <text:p text:style-name="P152">0416:0D-&gt;0B</text:p>
      <text:p text:style-name="P154">#2</text:p>
      <text:p text:style-name="P155">040D:2B-&gt;2C</text:p>
      <text:p text:style-name="P155">#3</text:p>
      <text:p text:style-name="P156">040D:2C-&gt;2D</text:p>
      <text:p text:style-name="P158">#4</text:p>
      <text:p text:style-name="P158">040D:2D-&gt;2E</text:p>
      <text:p text:style-name="P158">LaconianShieldCave</text:p>
      <text:p text:style-name="P158">040D:2E-&gt;34</text:p>
      <text:p text:style-name="P158">0415:08-&gt;09</text:p>
      <text:p text:style-name="P158">0541:6E-&gt;4C</text:p>
      <text:p text:style-name="P159">#2</text:p>
      <text:p text:style-name="P160">040D:34-&gt;33</text:p>
      <text:p text:style-name="P160">#3</text:p>
      <text:p text:style-name="P160">040D:33-&gt;32</text:p>
      <text:p text:style-name="P160">#4</text:p>
      <text:p text:style-name="P160">31</text:p>
      <text:p text:style-name="P160">#5</text:p>
      <text:p text:style-name="P160">30</text:p>
      <text:p text:style-name="P160">#6</text:p>
      <text:p text:style-name="P159">040D:34-&gt;2F</text:p>
      <text:p text:style-name="P162">BayaMalayPrison</text:p>
      <text:p text:style-name="P162">040D:00-&gt;14</text:p>
      <text:p text:style-name="P162">0415:00-&gt;03</text:p>
      <text:p text:style-name="P162">0416:0D-&gt;0B</text:p>
      <text:p text:style-name="P162">BayaMalayPrison(jail)</text:p>
      <text:p text:style-name="P162">040D:14-&gt;15</text:p>
      <text:p text:style-name="P162">BayaMalayCave</text:p>
      <text:p text:style-name="P162">040D:15-&gt;00</text:p>
      <text:p text:style-name="P162">0415:03-&gt;04(Blue-dark)</text:p>
      <text:p text:style-name="P163"><text:soft-page-break/>BayaMalay<text:span text:style-name="T48">(0)</text:span></text:p>
      <text:p text:style-name="P166">040D:00-&gt;0B</text:p>
      <text:p text:style-name="P166">0415:04-&gt;01(orange/red)</text:p>
      <text:p text:style-name="P165">BayaMalay<text:span text:style-name="T48">(1)</text:span></text:p>
      <text:p text:style-name="P170">040D:0B-&gt;0C</text:p>
      <text:p text:style-name="P164">BayaMalay<text:span text:style-name="T48">(2)</text:span></text:p>
      <text:p text:style-name="P169">040D:0<text:span text:style-name="T50">C</text:span>-&gt;0<text:span text:style-name="T50">D</text:span></text:p>
      <text:p text:style-name="P175">3</text:p>
      <text:p text:style-name="P175">040D:0D-&gt;0E</text:p>
      <text:p text:style-name="P176">4</text:p>
      <text:p text:style-name="P176">040D:0E-&gt;0F</text:p>
      <text:p text:style-name="P171">-<text:span text:style-name="T51">1</text:span></text:p>
      <text:p text:style-name="P172">040D:0B-&gt;0A</text:p>
      <text:p text:style-name="P163">-<text:span text:style-name="T51">2</text:span></text:p>
      <text:p text:style-name="P172">040D:0A-&gt;09</text:p>
      <text:p text:style-name="P163">-<text:span text:style-name="T51">3</text:span></text:p>
      <text:p text:style-name="P172">040D:09-&gt;08</text:p>
      <text:p text:style-name="P177">AirCastle</text:p>
      <text:p text:style-name="P177">0415:01-&gt;00</text:p>
      <text:p text:style-name="P177">0416:0B-&gt;0D</text:p>
      <text:p text:style-name="P177">AirCastle#1</text:p>
      <text:p text:style-name="P177">040D:0F-&gt;39</text:p>
      <text:p text:style-name="P177">0415:00-&gt;06(Gold/Yellow)</text:p>
      <text:p text:style-name="P177">0416:0D-&gt;0B</text:p>
      <text:p text:style-name="P177">#2</text:p>
      <text:p text:style-name="P177">040D:39-&gt;38</text:p>
      <text:p text:style-name="P177">#3</text:p>
      <text:p text:style-name="P177">040D:38-&gt;37</text:p>
      <text:p text:style-name="P177">#4</text:p>
      <text:p text:style-name="P177">040D:37-&gt;36</text:p>
      <text:p text:style-name="P177">#5</text:p>
      <text:p text:style-name="P177">040D:36-&gt;35</text:p>
      <text:p text:style-name="P180">Governor'sPalace#1</text:p>
      <text:p text:style-name="P180">040D:39-&gt;21</text:p>
      <text:p text:style-name="P180">#2</text:p>
      <text:p text:style-name="P180">20</text:p>
      <text:p text:style-name="P181">#3</text:p>
      <text:p text:style-name="P181">1F</text:p>
      <text:p text:style-name="P181"/>
      <text:p text:style-name="P182">послепобедыDarkFaltzвыводитсяокноитутжезакрывается</text:p>
      <text:p text:style-name="P180"/>
      <text:p text:style-name="P89"/>
      <text:p text:style-name="P121">040E:<text:bookmark-start text:name="__DdeLink__1964_1984034542"/>00-&gt;08—накатере,04—вездеход,<text:span text:style-name="T56">0C-ледобур</text:span><text:bookmark-end text:name="__DdeLink__1964_1984034542"/></text:p>
      <text:p text:style-name="P89"/>
      <text:p text:style-name="P122">040F:00...03—можеткакая-тоанимация???Этоточнонекоординатыиточноненаправлениедвижения.</text:p>
      <text:p text:style-name="P122">0410:00...03—тожечто-тодинамическое<text:span text:style-name="T33">невсегдасовпадаетс40F</text:span></text:p>
      <text:p text:style-name="P122"/>
      <text:p text:style-name="P122"/>
      <text:p text:style-name="P122"/>
      <text:p text:style-name="P122"/>
      <text:p text:style-name="P122"/>
      <text:p text:style-name="P89"/>
      <text:p text:style-name="P51">417(01вместо00)—ПосетилцерковьКаминита</text:p>
      <text:p text:style-name="P193"><text:tab/>04–<text:span text:style-name="T2">церковьПасео</text:span><text:bookmark-end text:name="__DdeLink__349_401953193"/></text:p>
      <text:p text:style-name="P195">0417:00-&gt;02Gothic</text:p>
      <text:p text:style-name="P104"><text:soft-page-break/>0417:02-&gt;03Loar</text:p>
      <text:p text:style-name="P117">0417:02-&gt;05Uzo</text:p>
      <text:p text:style-name="P120">0417:05-&gt;06Casba</text:p>
      <text:p text:style-name="P140">0417:06-&gt;08Skure</text:p>
      <text:p text:style-name="P148">0417:08-&gt;07Twintown</text:p>
      <text:p text:style-name="P148"/>
      <text:p text:style-name="P148"/>
      <text:p text:style-name="P148"/>
      <text:p text:style-name="P51"><text:bookmark-start text:name="__DdeLink__1966_1984034542"/>500-Алиса</text:p>
      <text:p text:style-name="P51">01100000</text:p>
      <text:p text:style-name="P51">01<text:span text:style-name="T1">05</text:span>00<text:span text:style-name="T1">04</text:span>—текущихжизней5,опыт4,</text:p>
      <text:p text:style-name="P51">01100010000110000c0d</text:p>
      <text:p text:style-name="P51">01<text:span text:style-name="T1">14</text:span>00<text:span text:style-name="T1">14</text:span>00<text:span text:style-name="T1">0214</text:span>00<text:span text:style-name="T1">0e10</text:span></text:p>
      <text:p text:style-name="P197">текущихжизней14h,опыт14h,уровень2,макс.жизнь14h,атака0Eh,защита10h</text:p>
      <text:p text:style-name="P197">01190032000319002b2b08101c000000</text:p>
      <text:p text:style-name="P197">01220469000422042d4908151c000101</text:p>
      <text:p text:style-name="P197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197">далееещё3аналогичныезаписи,по16байткаждая</text:p>
      <text:p text:style-name="P197"/>
      <text:p text:style-name="P1">DA—HP</text:p>
      <text:p text:style-name="P1">38—Atk.</text:p>
      <text:p text:style-name="P1">78—Def.</text:p>
      <text:p text:style-name="P1">20—MP</text:p>
      <text:p text:style-name="P1">18F6(F618)—Exp.</text:p>
      <text:p text:style-name="P1">05—Боевыезаклинания</text:p>
      <text:p text:style-name="P49">02—Мирныезаклинания</text:p>
      <text:p text:style-name="P197"><text:bookmark-end text:name="__DdeLink__1966_1984034542"/></text:p>
      <text:p text:style-name="P197"/>
      <text:p text:style-name="P197"/>
      <text:p text:style-name="P51">540</text:p>
      <text:p text:style-name="P86">Этохарактеристикипоследнихубитыхмонстров—HP,ATP,DFP.Можносмелоигнорировать</text:p>
      <text:p text:style-name="P51">00000000000000000000—города???</text:p>
      <text:p text:style-name="P51">0000000000000c000e0c</text:p>
      <text:p text:style-name="P51">вродекакспонтанноменяетсяна000000</text:p>
      <text:p text:style-name="P51">01080000000008000d09—палма</text:p>
      <text:p text:style-name="P51">010c000000000c000e0c—вподземельеКаминита</text:p>
      <text:p text:style-name="P51">00000000000012001612-Сион</text:p>
      <text:p text:style-name="P193">0000000000000b0c0a00–<text:span text:style-name="T2">ПещерамедузыдоТайлона</text:span></text:p>
      <text:p text:style-name="P193"><text:span text:style-name="T2">0000000000000</text:span>0<text:span text:style-name="T2">0</text:span>0<text:span text:style-name="T2">0</text:span>0<text:span text:style-name="T2">00–ПещерамедузыпослеТайлона</text:span></text:p>
      <text:p text:style-name="P193"><text:span text:style-name="T2">00000000000012120</text:span>d<text:span text:style-name="T2">00–Пещерамедузывзялкомпас</text:span></text:p>
      <text:p text:style-name="P51"/>
      <text:p text:style-name="P59">Palma,Shion,Camineet</text:p>
      <text:p text:style-name="P59">0540:00000000000000000000000000000000</text:p>
      <text:p text:style-name="P59">0550:00000000000000000000000000000000</text:p>
      <text:p text:style-name="P59"/>
      <text:p text:style-name="P58">Parolit</text:p>
      <text:p text:style-name="P59">0540:01080000000008000D09000000000000</text:p>
      <text:p text:style-name="P59">0550:01080000000008000D09000000000000</text:p>
      <text:p text:style-name="P62">Послепокупкиамулетавсёсбросилосьв0</text:p>
      <text:p text:style-name="P62"/>
      <text:p text:style-name="P64">Medusa'sCave</text:p>
      <text:p text:style-name="P64"><text:soft-page-break/>Послевзятиясундука00000сменилисьна:</text:p>
      <text:p text:style-name="P64">0540:0000000000001200120D000000000000</text:p>
      <text:p text:style-name="P64">0550:0000000000001200120D000000000000</text:p>
      <text:p text:style-name="P64">0560:0000000000001200120D000000000000</text:p>
      <text:p text:style-name="P64">0570:0000000000001200120D000000000000</text:p>
      <text:p text:style-name="P64">взялвторойсундук</text:p>
      <text:p text:style-name="P64">0540:0000000000000B000C0A000000000000</text:p>
      <text:p text:style-name="P67">пришёлкТайлону—всёпонулям</text:p>
      <text:p text:style-name="P69">взялкомпас</text:p>
      <text:p text:style-name="P69">0540:0000000000001200120D000000000000</text:p>
      <text:p text:style-name="P69">05<text:span text:style-name="T13">5</text:span>0:0000000000001200120D000000000000</text:p>
      <text:p text:style-name="P69">05<text:span text:style-name="T13">6</text:span>0:0000000000001200120D000000000000</text:p>
      <text:p text:style-name="P69">05<text:span text:style-name="T13">7</text:span>0:0000000000001200120D000000000000</text:p>
      <text:p text:style-name="P70">Всталувхода</text:p>
      <text:p text:style-name="P69">0580:0000000000001200120D000000000000</text:p>
      <text:p text:style-name="P69">05<text:span text:style-name="T13">9</text:span>0:0000000000001200120D000000000000</text:p>
      <text:p text:style-name="P73">ScionCave</text:p>
      <text:p text:style-name="P73">0540:0000000000002A002A28000000000000</text:p>
      <text:p text:style-name="P73">0550:0000000000002A002A28000000000000</text:p>
      <text:p text:style-name="P73">0560:0000000000002A002A28000000000000</text:p>
      <text:p text:style-name="P74">Взялколу</text:p>
      <text:p text:style-name="P60">0540:00000000000000000000000000000000</text:p>
      <text:p text:style-name="P60">0550:00000000000000000000000000000000</text:p>
      <text:p text:style-name="P60">05<text:span text:style-name="T16">6</text:span>0:00000000000000000000000000000000</text:p>
      <text:p text:style-name="P77">Взял20месет</text:p>
      <text:p text:style-name="P77">0540:0000000000001C002423000000000000</text:p>
      <text:p text:style-name="P77">0550:0000000000001C002423000000000000</text:p>
      <text:p text:style-name="P77">Пустойсундук</text:p>
      <text:p text:style-name="P61">0540:00000000000000000000000000000000</text:p>
      <text:p text:style-name="P61">0550:00000000000000000000000000000000</text:p>
      <text:p text:style-name="P78">Пустойсундук</text:p>
      <text:p text:style-name="P80">0540:00000000000032002523000000000000-&gt;0000000000001E002B24000000000000</text:p>
      <text:p text:style-name="P80">0550:00000000000032002523000000000000-&gt;00000000000000000000000000000000</text:p>
      <text:p text:style-name="P82">Cola(24)</text:p>
      <text:p text:style-name="P82">0540:0000000000001E002B24000000000000-&gt;0000000000001C002423000000000000</text:p>
      <text:p text:style-name="P82">50meset</text:p>
      <text:p text:style-name="P82">0550:00000000000000000000000000000000-&gt;0000000000001C002423000000000000</text:p>
      <text:p text:style-name="P82">0560:00000000000000000000000000000000-&gt;0000000000001C002423000000000000</text:p>
      <text:p text:style-name="P82">20meset</text:p>
      <text:p text:style-name="P82">0000</text:p>
      <text:p text:style-name="P82">0000</text:p>
      <text:p text:style-name="P85">20meset“</text:p>
      <text:p text:style-name="P83">0550:0000000000001C002423000000000000</text:p>
      <text:p text:style-name="P86">burger</text:p>
      <text:p text:style-name="P86">0540:0000000000001C002423000000000000-&gt;0000000000003200<text:span text:style-name="T20">25</text:span>23000000000000</text:p>
      <text:p text:style-name="P86">0550:0000000000001C002423000000000000-&gt;00000000000032002523000000000000</text:p>
      <text:p text:style-name="P86">0560:00000000000000000000000000000000-&gt;00000000000032002523000000000000</text:p>
      <text:p text:style-name="P86">ironfang—вероятноэтопротивники</text:p>
      <text:p text:style-name="P86"><text:soft-page-break/>0540:00000000000032002523000000000000-&gt;00000000000035003A29000000000000</text:p>
      <text:p text:style-name="P86">0550:00000000000032002523000000000000-&gt;00000000000035003A29000000000000</text:p>
      <text:p text:style-name="P86">0560:00000000000032002523000000000000-&gt;00000000000035003A29000000000000</text:p>
      <text:p text:style-name="P86">0570:00000000000000000000000000000000-&gt;00000000000035003A29000000000000</text:p>
      <text:p text:style-name="P86">0580:00000000000000000000000000000000-&gt;00000000000035003A29000000000000</text:p>
      <text:p text:style-name="P104">Abion</text:p>
      <text:p text:style-name="P104">0540:00-&gt;01</text:p>
      <text:p text:style-name="P104">0541:00-&gt;35</text:p>
      <text:p text:style-name="P113">Medusa03</text:p>
      <text:p text:style-name="P113">0540:014E</text:p>
      <text:p text:style-name="P113">0550:014E</text:p>
      <text:p text:style-name="P113">0560:014E</text:p>
      <text:p text:style-name="P113">Medusa03</text:p>
      <text:p text:style-name="P113">0540:016E</text:p>
      <text:p text:style-name="P113">0550:016E</text:p>
      <text:p text:style-name="P115">Medusa06</text:p>
      <text:p text:style-name="P115">0540:00-&gt;01B9</text:p>
      <text:p text:style-name="P115">#7</text:p>
      <text:p text:style-name="P115">0541:B9-&gt;78</text:p>
      <text:p text:style-name="P115">0550:00-&gt;0178</text:p>
      <text:p text:style-name="P116">#8</text:p>
      <text:p text:style-name="P116">0540:00-&gt;018A</text:p>
      <text:p text:style-name="P118">CasbaCave</text:p>
      <text:p text:style-name="P118">0540:00-&gt;012A</text:p>
      <text:p text:style-name="P118">0550:00-&gt;012A</text:p>
      <text:p text:style-name="P118">0560:00-&gt;012A</text:p>
      <text:p text:style-name="P118">#2</text:p>
      <text:p text:style-name="P118">00000</text:p>
      <text:p text:style-name="P115"/>
      <text:p text:style-name="P76">вподземельяхустранениеловушеквсейвахнеотмечается</text:p>
      <text:p text:style-name="P69"/>
      <text:p text:style-name="P69"/>
      <text:p text:style-name="P51">5C0-5D7-24предмета</text:p>
      <text:p text:style-name="P51">000000</text:p>
      <text:p text:style-name="P51">271С08—фонарик,карбоновыйщит,карбоновыймеч</text:p>
      <text:p text:style-name="P51">270200</text:p>
      <text:p text:style-name="P51"/>
      <text:p text:style-name="P51"/>
      <text:p text:style-name="P51">5E0—месеты,количествопредметов</text:p>
      <text:p text:style-name="P51">000000</text:p>
      <text:p text:style-name="P51">FFFF01—месет.65535(FFFF),1предмет.</text:p>
      <text:p text:style-name="P51"/>
      <text:p text:style-name="P51">5<text:span text:style-name="T6">F0–</text:span><text:span text:style-name="T2">00→</text:span><text:span text:style-name="T6">01–</text:span><text:span text:style-name="T2">сколькокомпаньонов</text:span></text:p>
      <text:p text:style-name="P51"/>
      <text:p text:style-name="P66"><text:span text:style-name="T7">0600:00-&gt;FFВпещереМедузывзялсундук</text:span>.</text:p>
      <text:p text:style-name="P56"><text:span text:style-name="T9">0601:00-&gt;01</text:span>—поговорилсСелин</text:p>
      <text:p text:style-name="P100"><text:span text:style-name="T10">0602:00-&gt;01</text:span>—поговорилсНекисом,взялгоршок</text:p>
      <text:p text:style-name="P99">0603:00-&gt;02—высвободилЛувено</text:p>
      <text:p text:style-name="P99">0604:00-&gt;01—высвободилЛувено→02—привёлассистента→03—заплатилдоктору1200месет→<text:span text:style-name="T25">04—нельзяускорить.поупражнялсянаслизи.Теперьнадообследоватькакую</text:span><text:soft-page-break/><text:span text:style-name="T25">-нибудьпещеру→06—поубивалмонстров,спускалсявподземелье,потратилвремя,Лувенопостроен.06—заданиенайтиробота.07—вернулиХапсби.Предлагаетиспытатькорабль.</text:span></text:p>
      <text:p text:style-name="P99"/>
      <text:p text:style-name="P95">0606:00-&gt;01—Лутзвкоманде(либоотдалписьмо)<text:span text:style-name="T24">либосталдоступенпутькГотику</text:span></text:p>
      <text:p text:style-name="P117">0607:00-&gt;01—РазблокированафлейтавГотике</text:p>
      <text:p text:style-name="P120">0608:00-&gt;01—РазблокировалкатернавоздушнойподушкевБортево</text:p>
      <text:p text:style-name="P138">0609:00-&gt;01—Далденегстаросте—разблокировалЩитПерсея</text:p>
      <text:p text:style-name="P120"/>
      <text:p text:style-name="P194"><text:span text:style-name="T12">060A:00-&gt;FF</text:span>–<text:span text:style-name="T2">спасТайлона</text:span></text:p>
      <text:p text:style-name="P196">0611:00-&gt;FF—отдалтортикроботу</text:p>
      <text:p text:style-name="P51"/>
      <text:p text:style-name="P179">0616:00-&gt;01—убитLasiec(вAirCastle)</text:p>
      <text:p text:style-name="P178">0617:00-&gt;FF—убитLasiec(Shadow)</text:p>
      <text:p text:style-name="P106">0618:00-&gt;FF—убилDrMad(+горшок)</text:p>
      <text:p text:style-name="P51"/>
      <text:p text:style-name="P51">//</text:p>
      <text:p text:style-name="P68">0700:FF-&gt;00—<text:span text:style-name="T14">открылкомпас</text:span><text:span text:style-name="T3">впещереМедузы.</text:span><text:span text:style-name="T4">Взял-</text:span><text:span text:style-name="T5">&gt;</text:span><text:span text:style-name="T4">FF</text:span></text:p>
      <text:p text:style-name="P65"><text:span text:style-name="T4">070</text:span><text:span text:style-name="T5">1</text:span><text:span text:style-name="T4">:00-&gt;FF—</text:span><text:span text:style-name="T5">2</text:span><text:span text:style-name="T4">0монетвпещереМедузы</text:span></text:p>
      <text:p text:style-name="P64">0702:00-&gt;FF—10монетвпещереМедузы</text:p>
      <text:p text:style-name="P98">0703:00-&gt;FF—EmptyTiadaPrison</text:p>
      <text:p text:style-name="P71"><text:span text:style-name="T10">0</text:span>704:FFизначально<text:span text:style-name="T15">FF-&gt;00—ключотподземелья</text:span>вподземельеКаминита.<text:span text:style-name="T15">РазблокируетсяпоследиалогавЭппи</text:span></text:p>
      <text:p text:style-name="P72"><text:span text:style-name="T10">0705:00-&gt;FF</text:span>—<text:span text:style-name="T10">50</text:span>монетвподземельеКаминита</text:p>
      <text:p text:style-name="P104">0706:00-&gt;FF—30AbionWarehouse</text:p>
      <text:p text:style-name="P105">070<text:span text:style-name="T27">7</text:span>:00-&gt;FF—<text:span text:style-name="T27">2</text:span>0AbionWarehouse</text:p>
      <text:p text:style-name="P111">0708:00-&gt;FF-<text:span text:style-name="T30">EmptyMedusa“sTower#1</text:span></text:p>
      <text:p text:style-name="P112">0709:00-&gt;FF<text:span text:style-name="T29">—BurgerMedusa“sTower</text:span>#1</text:p>
      <text:p text:style-name="P109">070A:00-&gt;FF<text:span text:style-name="T29">—</text:span>10<text:span text:style-name="T29">Medusa“sTower#1</text:span></text:p>
      <text:p text:style-name="P108">070B:00-&gt;FF—BurgerMedusa“sTower<text:span text:style-name="T30">#1</text:span></text:p>
      <text:p text:style-name="P51"/>
      <text:p text:style-name="P109">070D:00-&gt;FF<text:span text:style-name="T29">—</text:span>Escaper<text:span text:style-name="T29">Medusa“sTower#1</text:span></text:p>
      <text:p text:style-name="P110">070E:00-&gt;FF<text:span text:style-name="T29">—</text:span>Flash<text:span text:style-name="T29">Medusa“sTower#1</text:span></text:p>
      <text:p text:style-name="P112">070F:00-&gt;FF-20<text:span text:style-name="T29">Medusa“sTower#</text:span>2</text:p>
      <text:p text:style-name="P112">0710:00-&gt;FF-Cola<text:span text:style-name="T29">Medusa“sTower#</text:span>2</text:p>
      <text:p text:style-name="P109"/>
      <text:p text:style-name="P113">0712:00-&gt;FF<text:span text:style-name="T30">-</text:span>Empty<text:span text:style-name="T30">Medusa“sTower#2</text:span></text:p>
      <text:p text:style-name="P112">0713:00-&gt;FF-10<text:span text:style-name="T29">Medusa“sTower#</text:span>3</text:p>
      <text:p text:style-name="P113">0714:00-&gt;FF<text:span text:style-name="T30">-</text:span>5<text:span text:style-name="T30">Medusa“sTower#3</text:span></text:p>
      <text:p text:style-name="P114">0715:00-&gt;FF<text:span text:style-name="T30">-EmptyMedusa“sTower#4</text:span></text:p>
      <text:p text:style-name="P114">0716:00-&gt;FF<text:span text:style-name="T30">-</text:span>Burger<text:span text:style-name="T30">Medusa“sTower#4</text:span></text:p>
      <text:p text:style-name="P114"/>
      <text:p text:style-name="P113">0719:00-&gt;FF<text:span text:style-name="T30">-</text:span>35<text:span text:style-name="T30">Medusa“sTower#</text:span>4</text:p>
      <text:p text:style-name="P109"/>
      <text:p text:style-name="P114">071C:00-&gt;FF<text:span text:style-name="T30">-10Medusa“sTower#</text:span>4</text:p>
      <text:p text:style-name="P114">071A:00-&gt;FF<text:span text:style-name="T30">-EmptyMedusa“sTower#4</text:span></text:p>
      <text:p text:style-name="P114"/>
      <text:p text:style-name="P115">071D:00-&gt;FF<text:span text:style-name="T30">-</text:span>Burger<text:span text:style-name="T30">Medusa“sTower#</text:span>5</text:p>
      <text:p text:style-name="P115">0720:00-&gt;FF<text:span text:style-name="T30">-EmptyMedusa“sTower#</text:span>5</text:p>
      <text:p text:style-name="P169">0721:00-&gt;FF—Burger<text:span text:style-name="T49">BayaMalay#-3</text:span></text:p>
      <text:p text:style-name="P168">0722:00-&gt;FF-50<text:span text:style-name="T49">BayaMalay#-</text:span>3</text:p>
      <text:p text:style-name="P168">0723:00-&gt;FF-<text:span text:style-name="T49">EmptyBayaMalay#-</text:span>3</text:p>
      <text:p text:style-name="P116">0724:00-&gt;FF<text:span text:style-name="T31">-</text:span>Cola<text:span text:style-name="T31">Medusa“sTower#</text:span>7</text:p>
      <text:p text:style-name="P172"><text:soft-page-break/>0725:00-&gt;FF-Burger<text:span text:style-name="T48">BayaMalay#-</text:span>2</text:p>
      <text:p text:style-name="P172">0726:00-&gt;FF—MagicLamp<text:span text:style-name="T48">BayaMalay#-</text:span>2</text:p>
      <text:p text:style-name="P116">0727:00-&gt;FF<text:span text:style-name="T31">-EmptyMedusa“sTower#</text:span>8</text:p>
      <text:p text:style-name="P173">0728:00-&gt;FF<text:span text:style-name="T49">-</text:span>Cola<text:span text:style-name="T49">BayaMalay#-1</text:span></text:p>
      <text:p text:style-name="P167">0729:00-&gt;FF-500<text:span text:style-name="T48">BayaMalay#-</text:span>1</text:p>
      <text:p text:style-name="P172">072A:00-&gt;FF<text:span text:style-name="T49">-500BayaMalay#-1</text:span></text:p>
      <text:p text:style-name="P172">072B:00-&gt;FF<text:span text:style-name="T49">-</text:span>Escaper<text:span text:style-name="T49">BayaMalay#-1</text:span></text:p>
      <text:p text:style-name="P168">072C:00-&gt;FF<text:span text:style-name="T49">-EmptyBayaMalay#-1</text:span></text:p>
      <text:p text:style-name="P166">072D:00-&gt;FF—ShortSwordBayaMalay#0</text:p>
      <text:p text:style-name="P173">072E:00-&gt;FF<text:span text:style-name="T49">—</text:span>LightSaber<text:span text:style-name="T49">BayaMalay#0</text:span></text:p>
      <text:p text:style-name="P167">072F:00-&gt;FF—Burger<text:span text:style-name="T48">BayaMalay#</text:span>0</text:p>
      <text:p text:style-name="P171">0730:00-&gt;FF—IronSword<text:span text:style-name="T49">BayaMalay#0</text:span></text:p>
      <text:p text:style-name="P171">0731:00-&gt;FF—MagicKey<text:span text:style-name="T48">BayaMalay#</text:span>1</text:p>
      <text:p text:style-name="P174">0732:00-&gt;FF<text:span text:style-name="T50">—</text:span>20<text:span text:style-name="T50">BayaMalay#1</text:span></text:p>
      <text:p text:style-name="P174"/>
      <text:p text:style-name="P171">0734:00-&gt;FF—100<text:span text:style-name="T48">BayaMalay#</text:span>2</text:p>
      <text:p text:style-name="P171">0735:00-&gt;FF—IronAxe<text:span text:style-name="T48">BayaMalay#</text:span>2</text:p>
      <text:p text:style-name="P175">0736:00-&gt;FF<text:span text:style-name="T50">—</text:span>Empty<text:span text:style-name="T50">BayaMalay#2</text:span></text:p>
      <text:p text:style-name="P175"/>
      <text:p text:style-name="P171">0738:00-&gt;FF—Empty<text:span text:style-name="T48">BayaMalay#</text:span>2</text:p>
      <text:p text:style-name="P176">0739:00-&gt;FF<text:span text:style-name="T48">—</text:span>Burger<text:span text:style-name="T48">BayaMalay#3</text:span></text:p>
      <text:p text:style-name="P176">073A:00-&gt;FF<text:span text:style-name="T48">—EmptyBayaMalay#3</text:span></text:p>
      <text:p text:style-name="P176">073B:00-&gt;FF<text:span text:style-name="T48">—</text:span>Burger<text:span text:style-name="T48">BayaMalay#3</text:span></text:p>
      <text:p text:style-name="P166">073C:00-&gt;FF—EmptyBayaMalay#3</text:p>
      <text:p text:style-name="P166"/>
      <text:p text:style-name="P89">073E:00-&gt;FF<text:span text:style-name="T17">—</text:span>Cola<text:span text:style-name="T17">Scion(Iala)Cave</text:span>#4</text:p>
      <text:p text:style-name="P89">073F:00-&gt;FF<text:span text:style-name="T17">—EmptyScion(Iala)Cave</text:span>#4</text:p>
      <text:p text:style-name="P87"/>
      <text:p text:style-name="P87"/>
      <text:p text:style-name="P91">0740:00-&gt;FF<text:span text:style-name="T18">—Flash</text:span>Naula<text:span text:style-name="T18">Cave#4</text:span></text:p>
      <text:p text:style-name="P89">0741:00-&gt;FF<text:bookmark-start text:name="__DdeLink__477_2026303580"/><text:span text:style-name="T18">—FlashScionCave</text:span>#4<text:bookmark-end text:name="__DdeLink__477_2026303580"/></text:p>
      <text:p text:style-name="P87">0742:00-&gt;FF-Burger<text:span text:style-name="T16">ScionCave#4</text:span></text:p>
      <text:p text:style-name="P91">0743:00-&gt;FF—10mesetNaulaCave#3</text:p>
      <text:p text:style-name="P84">0744:00-&gt;FF<text:span text:style-name="T16">—</text:span>5<text:span text:style-name="T16">0mesetScionCave</text:span>#3</text:p>
      <text:p text:style-name="P84">074<text:span text:style-name="T19">5</text:span>:00-&gt;FF<text:span text:style-name="T16">—</text:span>2<text:span text:style-name="T16">0mesetScionCave</text:span>#3</text:p>
      <text:p text:style-name="P84">0746:00-&gt;FF<text:span text:style-name="T16">—</text:span>2<text:span text:style-name="T16">0mesetScionCave</text:span>#3</text:p>
      <text:p text:style-name="P80"/>
      <text:p text:style-name="P84">0748:00-&gt;FF<text:span text:style-name="T17">—EmptyScion</text:span>(Iala)<text:span text:style-name="T17">Cave#2</text:span></text:p>
      <text:p text:style-name="P81">074A:00-&gt;FF—Flash<text:span text:style-name="T16">ScionCave</text:span>#2</text:p>
      <text:p text:style-name="P91">074B:00-&gt;FF—ShortSwordNaulaCave#2</text:p>
      <text:p text:style-name="P81">074C:00-&gt;FF<text:span text:style-name="T16">—20mesetScionCave</text:span>#2</text:p>
      <text:p text:style-name="P81">074D:00-&gt;FF<text:span text:style-name="T17">—EmptyScionCave</text:span>#2</text:p>
      <text:p text:style-name="P75">074E:00-&gt;FF—ColaScionCave<text:span text:style-name="T18">#1</text:span></text:p>
      <text:p text:style-name="P79">074F:00-&gt;FF—20meset<text:span text:style-name="T16">ScionCave#1</text:span></text:p>
      <text:p text:style-name="P79">0750:00-&gt;FF—Empty<text:span text:style-name="T16">ScionCave#1</text:span></text:p>
      <text:p text:style-name="P79">0751:00-&gt;FF—Empty<text:span text:style-name="T16">ScionCave#1</text:span></text:p>
      <text:p text:style-name="P51"/>
      <text:p text:style-name="P103">0753:00-&gt;FF100<text:span text:style-name="T26">BortevoPassage</text:span></text:p>
      <text:p text:style-name="P102">0754:00-&gt;FFEmptyBortevoPassage</text:p>
      <text:p text:style-name="P103">0755:00-&gt;FFFlash<text:span text:style-name="T26">BortevoPassage</text:span></text:p>
      <text:p text:style-name="P102">0756:00-&gt;FFEscaperBortevoPassage</text:p>
      <text:p text:style-name="P127">0757:00-&gt;FF20<text:span text:style-name="T34">ForgottenTower#</text:span>1</text:p>
      <text:p text:style-name="P127"/>
      <text:p text:style-name="P123">0759:00-&gt;FFEmptyForgottenTower#2</text:p>
      <text:p text:style-name="P128">075A:00-&gt;FF<text:span text:style-name="T35">BurgerForgottenTower#3</text:span></text:p>
      <text:p text:style-name="P128">075B:00-&gt;FF<text:span text:style-name="T34">EmptyForgottenTower#</text:span>3</text:p>
      <text:p text:style-name="P125"><text:soft-page-break/>075C:00-&gt;FF<text:span text:style-name="T35">1</text:span>00<text:span text:style-name="T35">ForgottenTower#3</text:span></text:p>
      <text:p text:style-name="P124">075D:00-&gt;FF1<text:span text:style-name="T34">ForgottenTower#</text:span>3</text:p>
      <text:p text:style-name="P124">075E:00-&gt;FFBurger<text:span text:style-name="T34">ForgottenTower#</text:span>3</text:p>
      <text:p text:style-name="P124">075F:00-&gt;FF<text:span text:style-name="T34">EmptyForgottenTower#</text:span>3</text:p>
      <text:p text:style-name="P128">0760:00-&gt;FF<text:span text:style-name="T34">EmptyForgottenTower#</text:span>4</text:p>
      <text:p text:style-name="P126">0761:00-&gt;FF20<text:span text:style-name="T35">ForgottenTower#</text:span>4</text:p>
      <text:p text:style-name="P126">0762:00-&gt;FF<text:span text:style-name="T35">BurgerForgottenTower#</text:span>4</text:p>
      <text:p text:style-name="P128">0763:00-&gt;FF<text:span text:style-name="T34">EmptyForgottenTower#</text:span>4</text:p>
      <text:p text:style-name="P129">0764:00-&gt;FF<text:span text:style-name="T36">BurgerForgottenTower#</text:span>5</text:p>
      <text:p text:style-name="P94">0765:00-&gt;FF<text:span text:style-name="T22">—</text:span>2000-<text:span text:style-name="T22">NaharuCave#</text:span>3</text:p>
      <text:p text:style-name="P95">0766:00-&gt;FF<text:span text:style-name="T23">—FlashNaharuCave#2</text:span></text:p>
      <text:p text:style-name="P95">0767:00-&gt;FF-Burger<text:span text:style-name="T23">NaharuCave#2</text:span></text:p>
      <text:p text:style-name="P95">0768:00-&gt;FF-Burger<text:span text:style-name="T23">NaharuCave#2</text:span></text:p>
      <text:p text:style-name="P94">0769:00-&gt;FF—Flash<text:span text:style-name="T22">NaharuCave#</text:span>2</text:p>
      <text:p text:style-name="P95">076A:00-&gt;FF-50<text:span text:style-name="T23">NaharuCave#2</text:span></text:p>
      <text:p text:style-name="P93">076B:00-&gt;FF—ColaNaharuCave#1</text:p>
      <text:p text:style-name="P94">076C:00-&gt;FF<text:span text:style-name="T22">—</text:span>20meset<text:span text:style-name="T22">NaharuCave#1</text:span></text:p>
      <text:p text:style-name="P136">076D:00-&gt;FF—500(300?)<text:span text:style-name="T38">Tajima'sCave#3</text:span></text:p>
      <text:p text:style-name="P135">076E:00-&gt;FF<text:span text:style-name="T38">—EmptyTajima'sCave#</text:span>3</text:p>
      <text:p text:style-name="P135">076F:00-&gt;FF<text:span text:style-name="T38">—EmptyTajima'sCave#</text:span>3</text:p>
      <text:p text:style-name="P135">0771:00-&gt;FF<text:span text:style-name="T38">—EmptyTajima'sCave#</text:span>3</text:p>
      <text:p text:style-name="P135"/>
      <text:p text:style-name="P133">0773:00-&gt;FF<text:span text:style-name="T38">—</text:span>Flash<text:span text:style-name="T38">Tajima'sCave#</text:span>2</text:p>
      <text:p text:style-name="P134">0774:00-&gt;FF<text:span text:style-name="T38">—</text:span>Empty<text:span text:style-name="T38">Tajima'sCave#2</text:span></text:p>
      <text:p text:style-name="P133">0775:00-&gt;FF<text:span text:style-name="T38">—</text:span>Burger<text:span text:style-name="T38">Tajima'sCave#</text:span>2</text:p>
      <text:p text:style-name="P132">0776:00-&gt;FF—3000Tajima'sCave#1</text:p>
      <text:p text:style-name="P132">0777:00-&gt;FF—WhiteMantleTajima'sCave#1</text:p>
      <text:p text:style-name="P132">0778:00-&gt;FF—WoodCaneTajima'sCave#1</text:p>
      <text:p text:style-name="P132">0779:00-&gt;FF—ColaTajima'sCave#1</text:p>
      <text:p text:style-name="P119">077A:00-&gt;FF—100CasbaCave#3</text:p>
      <text:p text:style-name="P119">077B:00-&gt;FF—EmptyCasbaCave#3</text:p>
      <text:p text:style-name="P119">077C:00-&gt;FF-100CasbaCave#3</text:p>
      <text:p text:style-name="P119"/>
      <text:p text:style-name="P139">077F:00-&gt;FF—500SkureEntrance</text:p>
      <text:p text:style-name="P151">0780:00-&gt;FF—BurgerGuaronMorgue#2</text:p>
      <text:p text:style-name="P151">0781:00-&gt;FF—LaconianArmorGuaronMorgue#1</text:p>
      <text:p text:style-name="P155">0782:00-&gt;FF—Escaper<text:span text:style-name="T43">CoronaTower</text:span>#1</text:p>
      <text:p text:style-name="P155">0783:00-&gt;FF—Empty<text:span text:style-name="T43">CoronaTower</text:span>#2</text:p>
      <text:p text:style-name="P155">0784:00-&gt;FF—Burger<text:span text:style-name="T43">CoronaTower</text:span>#2</text:p>
      <text:p text:style-name="P155">0785:00-&gt;FF—500<text:span text:style-name="T43">CoronaTower</text:span>#2</text:p>
      <text:p text:style-name="P156">0786:00-&gt;FF—20<text:span text:style-name="T44">CoronaTower#</text:span>3</text:p>
      <text:p text:style-name="P156">0787:00-&gt;FF—Cola<text:span text:style-name="T44">CoronaTower#</text:span>3</text:p>
      <text:p text:style-name="P156">0788:00-&gt;FF-Flash<text:span text:style-name="T44">CoronaTower#</text:span>3</text:p>
      <text:p text:style-name="P157">0789:00-&gt;FF<text:span text:style-name="T45">—20CoronaTower#3</text:span></text:p>
      <text:p text:style-name="P156">078A:00-&gt;FF-<text:span text:style-name="T44">EmptyCoronaTower#</text:span>3</text:p>
      <text:p text:style-name="P161">078B:00-&gt;FF-<text:span text:style-name="T47">LaconianShieldLaconianShieldCave#</text:span>6</text:p>
      <text:p text:style-name="P142"><text:span text:style-name="T40">078C:00-&gt;FF-Empty</text:span>DezorianCavern1</text:p>
      <text:p text:style-name="P159">078D:00-&gt;FF-<text:span text:style-name="T40">Empty</text:span>LaconianShieldCave#<text:span text:style-name="T47">6</text:span></text:p>
      <text:p text:style-name="P144">078E:00-&gt;FF-100<text:span text:style-name="T39">DezorianCavern1</text:span></text:p>
      <text:p text:style-name="P145">078<text:span text:style-name="T41">F</text:span>:00-&gt;FF-<text:span text:style-name="T41">EmptyDezorianCavern3</text:span></text:p>
      <text:p text:style-name="P161">0790:00-&gt;FF—Empty<text:span text:style-name="T46">LaconianShieldCave#</text:span>2</text:p>
      <text:p text:style-name="P160">0791:00-&gt;FF-50<text:span text:style-name="T46">LaconianShieldCave#</text:span>1</text:p>
      <text:p text:style-name="P160">0792:00-&gt;FF—MagicHat<text:span text:style-name="T46">LaconianShieldCave#</text:span>1</text:p>
      <text:p text:style-name="P160">0793:00-&gt;FF—CeramicShield<text:span text:style-name="T46">LaconianShieldCave#</text:span>1</text:p>
      <text:p text:style-name="P149">0794:00-&gt;FF—MagicHatAeroPrismCave</text:p>
      <text:p text:style-name="P149"/>
      <text:p text:style-name="P99"><text:soft-page-break/>07C1:00-&gt;FF—SkeletonTriadaPrison</text:p>
      <text:p text:style-name="P99"/>
      <text:p text:style-name="P116">07C5:00-&gt;FF—MedusaMedusa“sTower</text:p>
      <text:p text:style-name="P116"/>
      <text:p text:style-name="P88">07C9:00-&gt;FF—IronFang<text:span text:style-name="T16">ScionCave#4</text:span></text:p>
      <text:p text:style-name="P51"/>
      <text:p text:style-name="P129">07CB:00-&gt;FF-<text:span text:style-name="T23">RedDragonForgottenTower#</text:span>5<text:span text:style-name="T37">+Lac.Sw.</text:span></text:p>
      <text:p text:style-name="P94">07CC:00-&gt;FF—RedDragon<text:span text:style-name="T22">NaharuCave#</text:span>3</text:p>
      <text:p text:style-name="P51"/>
      <text:p text:style-name="P119">07CE:00-&gt;FF—BlueDragonCasbaCave#3<text:span text:style-name="T32">+Carbuncul</text:span></text:p>
      <text:p text:style-name="P51"/>
      <text:p text:style-name="P150">07D8:00-&gt;FF—Titan<text:span text:style-name="T42">AeroPrismCave</text:span>+<text:span text:style-name="T42">AeroPrism</text:span></text:p>
      <text:p text:style-name="P149"/>
      <text:p text:style-name="P51"/>
      <text:p text:style-name="P137">Интересно,еслиЛутзпрокачан,тоТаджиманебудетснимдраться,ноиничегонедаст</text:p>
      <text:p text:style-name="P51"/>
      <text:p text:style-name="P51"/>
      <text:p text:style-name="P154"/>
      <text:p text:style-name="P183"><text:bookmark-start text:name="__DdeLink__1910_1598143770"/>400→800→<text:span text:style-name="T52">C00→1000→1400</text:span><text:bookmark-end text:name="__DdeLink__1910_1598143770"/></text:p>
      <text:p text:style-name="P51"/>
      <text:p text:style-name="P51"/>
      <text:p text:style-name="P187">saves:</text:p>
      <text:p text:style-name="P186">1FFB</text:p>
      <text:p text:style-name="P186">7FFF</text:p>
      <text:p text:style-name="P51"/>
      <text:p text:style-name="P51"/>
      <text:p text:style-name="P51"/>
      <text:p text:style-name="P51"/>
      <text:p text:style-name="P187">USROM:</text:p>
      <text:p text:style-name="P51"/>
      <text:p text:style-name="P187">807-846:PHANTASYSTARBACKUPRAMPROGRAMMEDBYNAKAYUJI</text:p>
      <text:p text:style-name="P51"/>
      <text:p text:style-name="P187">7d17-7da2-алфавит,вероятноиспользуетсяприименованиислота</text:p>
      <text:p text:style-name="P187"/>
      <text:p text:style-name="P187">7da3-7faa—всепредметы</text:p>
      <text:p text:style-name="P187"/>
      <text:p text:style-name="P187">7ff0—TMRSEGA</text:p>
      <text:p text:style-name="P51"/>
      <text:p text:style-name="P188">8000-поинтеры</text:p>
      <text:p text:style-name="P51"/>
      <text:p text:style-name="P188">82aa—ba80диалоги<text:a xlink:type="simple" xlink:href="mailto:I@M" text:style-name="Internet_20_link" text:visited-style-name="Visited_20_Internet_20_Link">I@M</text:a>SUENO,….</text:p>
      <text:p text:style-name="P51"/>
      <text:p text:style-name="P188">Ba81—поинтеры</text:p>
      <text:p text:style-name="P188"/>
      <text:p text:style-name="P188">bb81-bfffALISMYAUATTACKEFFECTIVEMAGIC,…</text:p>
      <text:p text:style-name="P188"/>
      <text:p text:style-name="P188">c000-с17а100С100С100С100B,...</text:p>
      <text:p text:style-name="P188"/>
      <text:p text:style-name="P188"/>
      <text:p text:style-name="P188">c69f-cfc6?—SWORM,...</text:p>
      <text:p text:style-name="P188">дальшеещёкакие-тотаблицы</text:p>
      <text:p text:style-name="P188"/>
      <text:p text:style-name="P188"/>
      <text:p text:style-name="P190">30000—мелодиякаминит???<text:span text:style-name="T53">можеттакжебытькодраспаковкизвука</text:span></text:p>
      <text:p text:style-name="P188"/>
      <text:p text:style-name="P189"><text:soft-page-break/>33108-33fffDODGES,SPEAKS,...</text:p>
      <text:p text:style-name="P188"/>
      <text:p text:style-name="P189">53ddc-53fff—STAFFJTOTALPLANNING...</text:p>
      <text:p text:style-name="P51"/>
      <text:p text:style-name="P189">7fffffъ</text:p>
      <text:p text:style-name="P51"/>
      <text:p text:style-name="P51"/>
      <text:p text:style-name="P51"/>
      <text:p text:style-name="P51">F8AF—1-йуровеньАлисы.Каждые8байт—новыйуровень.</text:p>
      <text:p text:style-name="P51">Всего240байт</text:p>
      <text:p text:style-name="P1">DA38782018F60502—30-й</text:p>
      <text:p text:style-name="P1"/>
      <text:p text:style-name="P1">DA—HP</text:p>
      <text:p text:style-name="P1">38—Atk.</text:p>
      <text:p text:style-name="P1">78—Def.</text:p>
      <text:p text:style-name="P1">20—MP</text:p>
      <text:p text:style-name="P1">18F6(F618)—Exp.</text:p>
      <text:p text:style-name="P1">05—Боевыезаклинания</text:p>
      <text:p text:style-name="P1">02—Мирныезаклинания</text:p>
      <text:p text:style-name="P1"/>
      <text:p text:style-name="P1">F99F—Мяу</text:p>
      <text:p text:style-name="P48">D656763760EA0403</text:p>
      <text:p text:style-name="P1">FA8F—Тайлон</text:p>
      <text:p text:style-name="P1">FB7F-FC6E—Лутз</text:p>
      <text:p text:style-name="P2">C34B7B5350C30505</text:p>
      <text:p text:style-name="P2"/>
      <text:p text:style-name="P3">180h=384</text:p>
      <text:p text:style-name="P4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4"/>
      <text:p text:style-name="P4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4"/>
      <text:p text:style-name="P5">ширинаоколо30</text:p>
      <text:p text:style-name="P5">bf=191</text:p>
      <text:p text:style-name="P5"/>
      <text:p text:style-name="P5"/>
      <text:p text:style-name="P5"/>
      <text:p text:style-name="P5"/>
      <text:p text:style-name="P5"/>
      <text:p text:style-name="P5"/>
      <text:p text:style-name="P6">████████████████</text:p>
      <text:p text:style-name="P6">█A0000█80000000█</text:p>
      <text:p text:style-name="P6">█████0██████0█0█</text:p>
      <text:p text:style-name="P6">█████0████8█0█0█</text:p>
      <text:p text:style-name="P6">█0000000500█0█0█</text:p>
      <text:p text:style-name="P6">█0███0██████0█0█</text:p>
      <text:p text:style-name="P6">█0█8█0█804000█A█</text:p>
      <text:p text:style-name="P6">█5█0█0██████████</text:p>
      <text:p text:style-name="P6">█0█0000050000███</text:p>
      <text:p text:style-name="P6">█0█0████████000█</text:p>
      <text:p text:style-name="P6">█0000000000███0█</text:p>
      <text:p text:style-name="P6">██████████0███0█</text:p>
      <text:p text:style-name="P6">█0000050000█000█</text:p>
      <text:p text:style-name="P6">█0██████████0█0█</text:p>
      <text:p text:style-name="P6">█000000000000█A█</text:p>
      <text:p text:style-name="P6"><text:bookmark-start text:name="__DdeLink__1977_2133758965"/><text:soft-page-break/>█<text:bookmark-end text:name="__DdeLink__1977_2133758965"/>███████████████</text:p>
      <text:p text:style-name="P6"/>
      <text:p text:style-name="P43">3DF6E—map#0.8bytesx16rows=0x80</text:p>
      <text:p text:style-name="P43">3FDED — последний байт</text:p>
      <text:p text:style-name="P43"/>
      <text:p text:style-name="P45">вероятно перед ними карты планет. Надо проверить.</text:p>
      <text:p text:style-name="P45"/>
      <text:p text:style-name="P43"/>
      <text:p text:style-name="P43">3D карт (больше чем думалось!!!)</text:p>
      <text:p text:style-name="P43"/>
      <text:p text:style-name="P44"/>
      <text:p text:style-name="P45">████████████████</text:p>
      <text:p text:style-name="P45">███████8████████</text:p>
      <text:p text:style-name="P45">███████0████████</text:p>
      <text:p text:style-name="P45">████D██5████████</text:p>
      <text:p text:style-name="P45">████0██0████████</text:p>
      <text:p text:style-name="P45">██000000000508██</text:p>
      <text:p text:style-name="P45">██0██0███0██████</text:p>
      <text:p text:style-name="P45">██5██D███D██████</text:p>
      <text:p text:style-name="P45">██0████D████D███</text:p>
      <text:p text:style-name="P45">██000██0████0███</text:p>
      <text:p text:style-name="P45">██0█000000000███</text:p>
      <text:p text:style-name="P45">██8██0███0██████</text:p>
      <text:p text:style-name="P45">██0██D███5██████</text:p>
      <text:p text:style-name="P45">██0██████0██████</text:p>
      <text:p text:style-name="P45">██C██████8██████</text:p>
      <text:p text:style-name="P45">████████████████</text:p>
      <text:p text:style-name="P45"/>
      <text:p text:style-name="P43"/>
      <text:p text:style-name="P43">████████████████</text:p>
      <text:p text:style-name="P43">████████████████</text:p>
      <text:p text:style-name="P43">████30007███████</text:p>
      <text:p text:style-name="P43">████████████████</text:p>
      <text:p text:style-name="P43">███000003███████</text:p>
      <text:p text:style-name="P43">█████0██████████</text:p>
      <text:p text:style-name="P43">████70██7███████</text:p>
      <text:p text:style-name="P43">█████0██0█7█████</text:p>
      <text:p text:style-name="P43">█████8██0000████</text:p>
      <text:p text:style-name="P43">█████0██8█0█████</text:p>
      <text:p text:style-name="P43">████████0█007███</text:p>
      <text:p text:style-name="P43">███████7██0█████</text:p>
      <text:p text:style-name="P43">█████0000007████</text:p>
      <text:p text:style-name="P43">███████0████████</text:p>
      <text:p text:style-name="P43">███████0████████</text:p>
      <text:p text:style-name="P43">███████0████████</text:p>
      <text:p text:style-name="P43"/>
      <text:p text:style-name="P43"/>
      <text:p text:style-name="P46">до подземелья</text:p>
      <text:p text:style-name="P4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1">0D6F6</text:p>
          </table:table-cell>
          <table:table-cell table:style-name="Таблица1.A1" office:value-type="string">
            <text:p text:style-name="P201"/>
          </table:table-cell>
        </table:table-row>
        <table:table-row>
          <table:table-cell table:style-name="Таблица1.A1" office:value-type="string">
            <text:p text:style-name="P201">0D6F7</text:p>
          </table:table-cell>
          <table:table-cell table:style-name="Таблица1.A1" office:value-type="string">
            <text:p text:style-name="P201"/>
          </table:table-cell>
        </table:table-row>
      </table:table>
      <text:p text:style-name="P4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1">30043</text:p>
          </table:table-cell>
          <table:table-cell table:style-name="Таблица2.A1" office:value-type="string">
            <text:p text:style-name="P201"/>
          </table:table-cell>
        </table:table-row>
      </table:table>
      <text:p text:style-name="P4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01">308C7</text:p>
          </table:table-cell>
          <table:table-cell table:style-name="Таблица3.A1" office:value-type="string">
            <text:p text:style-name="P201"/>
          </table:table-cell>
        </table:table-row>
      </table:table>
      <text:p text:style-name="P43"/>
      <text:p text:style-name="P43"/>
      <text:p text:style-name="P43"/>
      <text:p text:style-name="P47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01">311AC</text:p>
          </table:table-cell>
          <table:table-cell table:style-name="Таблица4.A1" office:value-type="string">
            <text:p text:style-name="P201"/>
          </table:table-cell>
        </table:table-row>
      </table:table>
      <text:p text:style-name="P43"/>
      <table:table table:name="Таблица5" table:style-name="Таблица5">
        <table:table-column table:style-name="Таблица5.A"/>
        <table:table-column table:style-name="Таблица5.B"/>
        <text:soft-page-break/>
        <table:table-row>
          <table:table-cell table:style-name="Таблица5.A1" office:value-type="string">
            <text:p text:style-name="P201">31258</text:p>
          </table:table-cell>
          <table:table-cell table:style-name="Таблица5.A1" office:value-type="string">
            <text:p text:style-name="P201"/>
          </table:table-cell>
        </table:table-row>
      </table:table>
      <text:p text:style-name="P43"/>
      <text:p text:style-name="P43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01">3287D</text:p>
          </table:table-cell>
          <table:table-cell table:style-name="Таблица6.A1" office:value-type="string">
            <text:p text:style-name="P201"/>
          </table:table-cell>
        </table:table-row>
      </table:table>
      <text:p text:style-name="P43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01">32968</text:p>
          </table:table-cell>
          <table:table-cell table:style-name="Таблица7.A1" office:value-type="string">
            <text:p text:style-name="P201"/>
          </table:table-cell>
        </table:table-row>
      </table:table>
      <text:p text:style-name="P43"/>
      <text:p text:style-name="P43"/>
      <text:p text:style-name="P43"/>
      <text:p text:style-name="P46">Dung</text:p>
      <text:p text:style-name="P7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02">0D80C</text:p>
          </table:table-cell>
          <table:table-cell table:style-name="Таблица8.A1" office:value-type="string">
            <text:p text:style-name="Table_20_Contents">20582</text:p>
          </table:table-cell>
        </table:table-row>
      </table:table>
      <text:p text:style-name="P7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02">0D81E</text:p>
          </table:table-cell>
          <table:table-cell table:style-name="Таблица9.A1" office:value-type="string">
            <text:p text:style-name="Table_20_Contents">20582</text:p>
          </table:table-cell>
        </table:table-row>
      </table:table>
      <text:p text:style-name="P7"/>
      <text:p text:style-name="P7"/>
      <text:p text:style-name="P7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02">0EA4A</text:p>
          </table:table-cell>
          <table:table-cell table:style-name="Таблица10.A1" office:value-type="string">
            <text:p text:style-name="Table_20_Contents">2</text:p>
          </table:table-cell>
        </table:table-row>
      </table:table>
      <text:p text:style-name="P7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0EA91</text:p>
          </table:table-cell>
          <table:table-cell table:style-name="Таблица11.A1" office:value-type="string">
            <text:p text:style-name="Table_20_Contents">1</text:p>
          </table:table-cell>
        </table:table-row>
      </table:table>
      <text:p text:style-name="P7"/>
      <text:p text:style-name="P7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02">0F5C9</text:p>
          </table:table-cell>
          <table:table-cell table:style-name="Таблица12.A1" office:value-type="string">
            <text:p text:style-name="Table_20_Contents">2</text:p>
          </table:table-cell>
        </table:table-row>
      </table:table>
      <text:p text:style-name="P7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0F5D0</text:p>
          </table:table-cell>
          <table:table-cell table:style-name="Таблица13.A1" office:value-type="string">
            <text:p text:style-name="Table_20_Contents">1</text:p>
          </table:table-cell>
        </table:table-row>
      </table:table>
      <text:p text:style-name="P7"/>
      <text:p text:style-name="P7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02">0F621</text:p>
          </table:table-cell>
          <table:table-cell table:style-name="Таблица14.A1" office:value-type="string">
            <text:p text:style-name="Table_20_Contents">1</text:p>
          </table:table-cell>
        </table:table-row>
        <table:table-row>
          <table:table-cell table:style-name="Таблица14.A1" office:value-type="string">
            <text:p text:style-name="Table_20_Contents">0F622</text:p>
          </table:table-cell>
          <table:table-cell table:style-name="Таблица14.A1" office:value-type="string">
            <text:p text:style-name="Table_20_Contents">1</text:p>
          </table:table-cell>
        </table:table-row>
        <table:table-row>
          <table:table-cell table:style-name="Таблица14.A1" office:value-type="string">
            <text:p text:style-name="Table_20_Contents">0F623</text:p>
          </table:table-cell>
          <table:table-cell table:style-name="Таблица14.A1" office:value-type="string">
            <text:p text:style-name="Table_20_Contents">1</text:p>
          </table:table-cell>
        </table:table-row>
        <table:table-row>
          <table:table-cell table:style-name="Таблица14.A1" office:value-type="string">
            <text:p text:style-name="Table_20_Contents">0F624</text:p>
          </table:table-cell>
          <table:table-cell table:style-name="Таблица14.A1" office:value-type="string">
            <text:p text:style-name="Table_20_Contents">1</text:p>
          </table:table-cell>
        </table:table-row>
      </table:table>
      <text:p text:style-name="P7"/>
      <text:p text:style-name="P7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0FD83</text:p>
          </table:table-cell>
          <table:table-cell table:style-name="Таблица15.A1" office:value-type="string">
            <text:p text:style-name="Table_20_Contents">2</text:p>
          </table:table-cell>
        </table:table-row>
      </table:table>
      <text:p text:style-name="P7"/>
      <text:p text:style-name="P7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02">10B0F</text:p>
          </table:table-cell>
          <table:table-cell table:style-name="Таблица16.A1" office:value-type="string">
            <text:p text:style-name="Table_20_Contents">1</text:p>
          </table:table-cell>
        </table:table-row>
      </table:table>
      <text:p text:style-name="P7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able_20_Contents">10ED3</text:p>
          </table:table-cell>
          <table:table-cell table:style-name="Таблица17.A1" office:value-type="string">
            <text:p text:style-name="Table_20_Contents">1</text:p>
          </table:table-cell>
        </table:table-row>
      </table:table>
      <text:p text:style-name="P7"/>
      <text:p text:style-name="P7"/>
      <text:p text:style-name="P7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Table_20_Contents">1C000</text:p>
          </table:table-cell>
          <table:table-cell table:style-name="Таблица18.A1" office:value-type="string">
            <text:p text:style-name="Table_20_Contents">1</text:p>
          </table:table-cell>
        </table:table-row>
      </table:table>
      <text:p text:style-name="P7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Table_20_Contents">1CA4A</text:p>
          </table:table-cell>
          <table:table-cell table:style-name="Таблица19.A1" office:value-type="string">
            <text:p text:style-name="Table_20_Contents">1</text:p>
          </table:table-cell>
        </table:table-row>
      </table:table>
      <text:p text:style-name="P7"/>
      <text:p text:style-name="P7"/>
      <text:p text:style-name="P7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Table_20_Contents">30000</text:p>
          </table:table-cell>
          <table:table-cell table:style-name="Таблица20.A1" office:value-type="string">
            <text:p text:style-name="Table_20_Contents">1</text:p>
          </table:table-cell>
        </table:table-row>
      </table:table>
      <text:p text:style-name="P7">………….</text:p>
      <text:p text:style-name="P7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Table_20_Contents">32C95</text:p>
          </table:table-cell>
          <table:table-cell table:style-name="Таблица21.A1" office:value-type="string">
            <text:p text:style-name="Table_20_Contents">120</text:p>
          </table:table-cell>
        </table:table-row>
      </table:table>
      <text:p text:style-name="P7"/>
      <text:p text:style-name="P7"/>
      <text:p text:style-name="P8"><text:soft-page-break/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Table_20_Contents">3E06E</text:p>
          </table:table-cell>
          <table:table-cell table:style-name="Таблица22.A1" office:value-type="string">
            <text:p text:style-name="Table_20_Contents">2</text:p>
          </table:table-cell>
        </table:table-row>
      </table:table>
      <text:p text:style-name="P7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Table_20_Contents">3E0ED</text:p>
          </table:table-cell>
          <table:table-cell table:style-name="Таблица23.A1" office:value-type="string">
            <text:p text:style-name="Table_20_Contents">2</text:p>
          </table:table-cell>
        </table:table-row>
      </table:table>
      <text:p text:style-name="P7"/>
      <text:p text:style-name="P7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02">43AD8</text:p>
          </table:table-cell>
          <table:table-cell table:style-name="Таблица24.A1" office:value-type="string">
            <text:p text:style-name="Table_20_Contents">1</text:p>
          </table:table-cell>
        </table:table-row>
      </table:table>
      <text:p text:style-name="P7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Table_20_Contents">43DF7</text:p>
          </table:table-cell>
          <table:table-cell table:style-name="Таблица25.A1" office:value-type="string">
            <text:p text:style-name="Table_20_Contents">1</text:p>
          </table:table-cell>
        </table:table-row>
      </table:table>
      <text:p text:style-name="P7"/>
      <text:p text:style-name="P7"/>
      <text:p text:style-name="P7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Table_20_Contents">58568</text:p>
          </table:table-cell>
          <table:table-cell table:style-name="Таблица26.A1" office:value-type="string">
            <text:p text:style-name="Table_20_Contents">256</text:p>
          </table:table-cell>
        </table:table-row>
        <table:table-row>
          <table:table-cell table:style-name="Таблица26.A1" office:value-type="string">
            <text:p text:style-name="Table_20_Contents">58569</text:p>
          </table:table-cell>
          <table:table-cell table:style-name="Таблица26.A1" office:value-type="string">
            <text:p text:style-name="Table_20_Contents">256</text:p>
          </table:table-cell>
        </table:table-row>
        <table:table-row>
          <table:table-cell table:style-name="Таблица26.A1" office:value-type="string">
            <text:p text:style-name="Table_20_Contents">5856A</text:p>
          </table:table-cell>
          <table:table-cell table:style-name="Таблица26.A1" office:value-type="string">
            <text:p text:style-name="Table_20_Contents">256</text:p>
          </table:table-cell>
        </table:table-row>
        <table:table-row>
          <table:table-cell table:style-name="Таблица26.A1" office:value-type="string">
            <text:p text:style-name="Table_20_Contents">5856B</text:p>
          </table:table-cell>
          <table:table-cell table:style-name="Таблица26.A1" office:value-type="string">
            <text:p text:style-name="Table_20_Contents">256</text:p>
          </table:table-cell>
        </table:table-row>
        <table:table-row>
          <table:table-cell table:style-name="Таблица26.A1" office:value-type="string">
            <text:p text:style-name="Table_20_Contents">5856C</text:p>
          </table:table-cell>
          <table:table-cell table:style-name="Таблица26.A1" office:value-type="string">
            <text:p text:style-name="Table_20_Contents">256</text:p>
          </table:table-cell>
        </table:table-row>
        <table:table-row>
          <table:table-cell table:style-name="Таблица26.A1" office:value-type="string">
            <text:p text:style-name="Table_20_Contents">5856D</text:p>
          </table:table-cell>
          <table:table-cell table:style-name="Таблица26.A1" office:value-type="string">
            <text:p text:style-name="Table_20_Contents">256</text:p>
          </table:table-cell>
        </table:table-row>
        <table:table-row>
          <table:table-cell table:style-name="Таблица26.A1" office:value-type="string">
            <text:p text:style-name="Table_20_Contents">5856E</text:p>
          </table:table-cell>
          <table:table-cell table:style-name="Таблица26.A1" office:value-type="string">
            <text:p text:style-name="Table_20_Contents">256</text:p>
          </table:table-cell>
        </table:table-row>
        <table:table-row>
          <table:table-cell table:style-name="Таблица26.A1" office:value-type="string">
            <text:p text:style-name="Table_20_Contents">5856F</text:p>
          </table:table-cell>
          <table:table-cell table:style-name="Таблица26.A1" office:value-type="string">
            <text:p text:style-name="Table_20_Contents">256</text:p>
          </table:table-cell>
        </table:table-row>
      </table:table>
      <text:p text:style-name="P7"/>
      <text:p text:style-name="P7"/>
      <text:p text:style-name="P8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Table_20_Contents">70480</text:p>
          </table:table-cell>
          <table:table-cell table:style-name="Таблица27.A1" office:value-type="string">
            <text:p text:style-name="Table_20_Contents">1</text:p>
          </table:table-cell>
        </table:table-row>
      </table:table>
      <text:p text:style-name="P7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Table_20_Contents">705FF</text:p>
          </table:table-cell>
          <table:table-cell table:style-name="Таблица28.A1" office:value-type="string">
            <text:p text:style-name="Table_20_Contents">1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9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Table_20_Contents">00008</text:p>
          </table:table-cell>
          <table:table-cell table:style-name="Таблица33.A1" office:value-type="string">
            <text:p text:style-name="Table_20_Contents">213491</text:p>
          </table:table-cell>
        </table:table-row>
      </table:table>
      <text:p text:style-name="P7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Table_20_Contents">0000E</text:p>
          </table:table-cell>
          <table:table-cell table:style-name="Таблица34.A1" office:value-type="string">
            <text:p text:style-name="Table_20_Contents">222999</text:p>
          </table:table-cell>
        </table:table-row>
      </table:table>
      <text:p text:style-name="P7"/>
      <text:p text:style-name="P7"/>
      <text:p text:style-name="P9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Table_20_Contents">3A3E8</text:p>
          </table:table-cell>
          <table:table-cell table:style-name="Таблица35.A1" office:value-type="string">
            <text:p text:style-name="Table_20_Contents">8</text:p>
          </table:table-cell>
        </table:table-row>
      </table:table>
      <text:p text:style-name="P7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Table_20_Contents">3B2E7</text:p>
          </table:table-cell>
          <table:table-cell table:style-name="Таблица36.A1" office:value-type="string">
            <text:p text:style-name="Table_20_Contents">23</text:p>
          </table:table-cell>
        </table:table-row>
      </table:table>
      <text:p text:style-name="P7"/>
      <text:p text:style-name="P7"/>
      <text:p text:style-name="P7"/>
      <text:p text:style-name="P9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Table_20_Contents">3BC68</text:p>
          </table:table-cell>
          <table:table-cell table:style-name="Таблица29.A1" office:value-type="string">
            <text:p text:style-name="Table_20_Contents">1</text:p>
          </table:table-cell>
        </table:table-row>
      </table:table>
      <text:p text:style-name="P7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Table_20_Contents">3BF5F</text:p>
          </table:table-cell>
          <table:table-cell table:style-name="Таблица30.A1" office:value-type="string">
            <text:p text:style-name="Table_20_Contents">1</text:p>
          </table:table-cell>
        </table:table-row>
      </table:table>
      <text:p text:style-name="P7"/>
      <text:p text:style-name="P7"/>
      <text:p text:style-name="P10">70000-726BF — sprites</text:p>
      <text:p text:style-name="P10"/>
      <text:p text:style-name="P9">Title screen sprites</text:p>
      <text:p text:style-name="P7"><text:soft-page-break/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Table_20_Contents">7E8BD</text:p>
          </table:table-cell>
          <table:table-cell table:style-name="Таблица31.A1" office:value-type="string">
            <text:p text:style-name="Table_20_Contents">1</text:p>
          </table:table-cell>
        </table:table-row>
      </table:table>
      <text:p text:style-name="P7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Table_20_Contents">7FFFE</text:p>
          </table:table-cell>
          <table:table-cell table:style-name="Таблица32.A1" office:value-type="string">
            <text:p text:style-name="Table_20_Contents">1</text:p>
          </table:table-cell>
        </table:table-row>
      </table:table>
      <text:p text:style-name="P7"/>
      <text:p text:style-name="P7"/>
      <text:p text:style-name="P13">60000</text:p>
      <text:p text:style-name="P13"/>
      <text:p text:style-name="P40">TILEMAPS????</text:p>
      <text:p text:style-name="P40"/>
      <text:p text:style-name="P15">A2 80 A2 80 A2 80 A2 80<text:tab/><text:tab/></text:p>
      <text:p text:style-name="P15">A2 80 6E 81 0B 82 A2 80<text:tab/><text:tab/></text:p>
      <text:p text:style-name="P14">85 83 8E 83 2A 84 A2 80</text:p>
      <text:p text:style-name="P14">A2 80 A2 80 A2 80</text:p>
      <text:p text:style-name="P14"/>
      <text:p text:style-name="P13">A2 80 A2 80 A2 80 A2 80 A2 80 A2 80 A2 80 A2 80 A2 80 A2 80 A7 80 0D 81 A2 80 A2 80 6E 81 0B 82 A2 80 A2 80 A2 80 9C 82 1C 83 7C 83 85 83 8E 83 2A 84 A2 80 A2 80 A2 80 A2 80 CB 84 A2 80 A2 80 A2 80 A2 80 A2 80 A2 80 A2 80 A2 80 08 85 A2 80 A2 80 A2 80 A2 80 A2 80 A2 80 A2 80 45 85 D4 85 A2 80 A2 80 A2 80 A2 80 A2 80 A2 80 A2 80 73 86 E8 86 A2 80 A2 80 A2 80 A2 80 A2 80 A2 80 A2 80 A2 80 A2 80 A2 80 A2 80 A2 80 A2 80 A2 80 A2 80 A2 80 A2 80 A2 80 A2 80 A2 80 A2 80 A2 80 A2 80 A2 80 7F AD 41 AD 00 81 02 0F 07 81 06 0F A7 81 06 0F A7 81 06 0F A7 81 06 0F A7 81 06 0F A7 81 06 04 A7 82 53 54 05 A7 85 4D 4E A7 A7 06 04 A7 82 55 56 03 A7 87 4D 4E 4F 50 A7 A7 06 09 A7 87 51 52 51 52 A7 A7 06 06 28 81 A8 08 28 81 06 04 28 03 A8 03 28 81 29 02 28 02 A7 83 06 28 29 02 28 02 45 82 A8 28 02 29 03 28 02 A7 00 0E 07 82 03 AD 0E A7 82 08 AD 0E A7 82 08 AD 0E A7 82 08 AD 0E A7 82 08 AD 0E A7 84 08 AD 53 54 04 A7 82 53 54 06 A7 84 08 AD 55 56 04 A7 82 55 56 06 A7 82 08 AD 0E A7 82 08 AD 0E 28 8B 08 AD A7 28 1E 1F 28 28 1E 1F 28 03 A7 02 A8 8B 08 AD A7 28 20 21 28 28 20 21 28 03 A7 84 A8 45 08 AD 00 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</text:p>
      <text:p text:style-name="P7"/>
      <text:p text:style-name="P7"/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600A2</text:p>
          </table:table-cell>
          <table:table-cell table:style-name="Таблица37.A1" office:value-type="string">
            <text:p text:style-name="Table_20_Contents">80</text:p>
          </table:table-cell>
        </table:table-row>
        <table:table-row>
          <table:table-cell table:style-name="Таблица37.A1" office:value-type="string">
            <text:p text:style-name="Table_20_Contents">600A3</text:p>
          </table:table-cell>
          <table:table-cell table:style-name="Таблица37.A1" office:value-type="string">
            <text:p text:style-name="Table_20_Contents">80</text:p>
          </table:table-cell>
        </table:table-row>
        <table:table-row>
          <table:table-cell table:style-name="Таблица37.A1" office:value-type="string">
            <text:p text:style-name="Table_20_Contents">600A4</text:p>
          </table:table-cell>
          <table:table-cell table:style-name="Таблица37.A1" office:value-type="string">
            <text:p text:style-name="Table_20_Contents">80</text:p>
          </table:table-cell>
        </table:table-row>
        <table:table-row>
          <table:table-cell table:style-name="Таблица37.A1" office:value-type="string">
            <text:p text:style-name="Table_20_Contents">600A5</text:p>
          </table:table-cell>
          <table:table-cell table:style-name="Таблица37.A1" office:value-type="string">
            <text:p text:style-name="Table_20_Contents">80</text:p>
          </table:table-cell>
        </table:table-row>
        <table:table-row>
          <table:table-cell table:style-name="Таблица37.A1" office:value-type="string">
            <text:p text:style-name="Table_20_Contents">600A6</text:p>
          </table:table-cell>
          <table:table-cell table:style-name="Таблица37.A1" office:value-type="string">
            <text:p text:style-name="Table_20_Contents">80</text:p>
          </table:table-cell>
        </table:table-row>
      </table:table>
      <text:p text:style-name="P14">7F AD 41 AD 00</text:p>
      <text:p text:style-name="P7"/>
      <text:p text:style-name="P14">6016E</text:p>
      <text:p text:style-name="P7"/>
      <text:p text:style-name="P40">RLE? Внимательно изучить такую возможность + vram</text:p>
      <text:p text:style-name="P11">82 AD 02 0E 07 </text:p>
      <text:p text:style-name="P11">83 AD 06 22 04 29 06 23 03 29 </text:p>
      <text:p text:style-name="P11">84 AD 06 25 2A 04 26 81 2A 03 24 02 2A 8A 47 </text:p>
      <text:p text:style-name="P11">2C AD 06 25 24 28 0E 0F 28 05 24 8A 2A 48 </text:p>
      <text:p text:style-name="P11">2C AD 06 25 2A 28 10 11 02 28 02 2A 02 24 03 2A </text:p>
      <text:p text:style-name="P11">84 AD 06 25 24 05 2C 81 28 06 26 </text:p>
      <text:p text:style-name="P11">88 AD 06 25 2A 2C 27 27 28 08 2C </text:p>
      <text:p text:style-name="P11">85 AD 06 25 2A 2C 03 24 03 27 8A 28 2C 2C 28 </text:p>
      <text:p text:style-name="P11">27 AD 06 25 2A 2C 02 2A 03 24 8B 2A 24 47 2C 2A </text:p>
      <text:p text:style-name="P11"><text:soft-page-break/>24 AD 06 2B 2A 2C 03 2A 03 24 87 2A 48 2C 24 </text:p>
      <text:p text:style-name="P11">24 AD 06 03 2B 02 24 02 2A 8A 24 2A 24 2C 2C 2A </text:p>
      <text:p text:style-name="P11">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</text:p>
      <text:p text:style-name="P11"/>
      <text:p text:style-name="P14">60385</text:p>
      <text:p text:style-name="P11"/>
      <text:p text:style-name="P11">10 2D 10 30 7F AD 21 AD 00 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</text:p>
      <text:p text:style-name="P11"/>
      <text:p text:style-name="P12"/>
      <text:p text:style-name="P12">5856<text:span text:style-name="T57">8</text:span>: tiles</text:p>
      <text:p text:style-name="P12"/>
      <text:p text:style-name="P30">02 08 02 08 04 08 07 08 — ещё большие тайлы 2x2 (окончание)</text:p>
      <text:p text:style-name="P30"/>
      <text:p text:style-name="P199"/>
      <text:p text:style-name="P39"><text:a xlink:type="simple" xlink:href="http://www.smspower.org/Development/Compression" text:style-name="Internet_20_link" text:visited-style-name="Visited_20_Internet_20_Link">http://www.smspower.org/Development/Compression</text:a></text:p>
      <text:p text:style-name="P39"/>
      <text:p text:style-name="P39">10 00 == 00 x16</text:p>
      <text:p text:style-name="P39"><text:span text:style-name="T72">89</text:span> 10 00 80 00 08 00 02 00 01 == 10 00 80 00 08 00 02 00 01</text:p>
      <text:p text:style-name="P39">03 00 == 00 x3</text:p>
      <text:p text:style-name="P39"><text:span text:style-name="T72">90</text:span> 20 01 00 A0 00 90 00 01 00 00 84 00 80 40 20 10 </text:p>
      <text:p text:style-name="P39">04 0F == 0F x4</text:p>
      <text:p text:style-name="P39"><text:span text:style-name="T72">84</text:span> 01 02 04 08 </text:p>
      <text:p text:style-name="P39">04 F0 == 0F x4</text:p>
      <text:p text:style-name="P39"><text:span text:style-name="T72">8C</text:span> 00 02 28 00 08 02 20 00 10 20 40 80 </text:p>
      <text:p text:style-name="P39">04 FF 84 00 04 02 01 04 FF 07 0F 81 FF 08 0F 04 00 04 FF 04 80 04 FF 07 F0 81 FF 08 F0 06 FF 8F FE FD FF FC F3 D7 8F 03 80 99 FF FF FE FF FD 03 FF 84 7B</text:p>
      <text:p text:style-name="P200"/>
      <text:p text:style-name="P39"/>
      <text:p text:style-name="P40">необходимо найти tilemaps для тайлов. Они должны быть где-то рядом полюбому</text:p>
      <text:p text:style-name="P39"/>
      <text:p text:style-name="P33">10</text:p>
      <text:p text:style-name="P31">5857<text:span text:style-name="T66">1</text:span><text:tab/><text:tab/>00 <text:span text:style-name="T72">89 </text:span></text:p>
      <text:p text:style-name="P34">58FFE</text:p>
      <text:p text:style-name="P34">59A44</text:p>
      <text:p text:style-name="P34">5A28E</text:p>
      <text:p text:style-name="P34"/>
      <text:p text:style-name="P31"><text:span text:style-name="T64">58573<text:tab/><text:tab/></text:span>10 00 80 00 08 00 02 00 <text:span text:style-name="T64">трава</text:span></text:p>
      <text:p text:style-name="P34">59000<text:tab/><text:tab/>10 08 80 02 08 41 12 00</text:p>
      <text:p text:style-name="P34">59A46<text:tab/><text:tab/>10 08 80 02 08 41 12 00</text:p>
      <text:p text:style-name="P34">5A292<text:tab/><text:tab/>10 08 80 02 08 41 12 00</text:p>
      <text:p text:style-name="P34"/>
      <text:p text:style-name="P35">00010000<text:tab/>00010000<text:tab/>00010000<text:tab/>00010000</text:p>
      <text:p text:style-name="P35">00000000<text:tab/>00001000<text:tab/>00001000<text:tab/>00001000</text:p>
      <text:p text:style-name="P35">10000000<text:tab/>10000000<text:tab/>10000000<text:tab/>10000000</text:p>
      <text:p text:style-name="P35">00000000<text:tab/>00000010<text:tab/>00000010<text:tab/>00000010</text:p>
      <text:p text:style-name="P35">00001000<text:tab/>00001000<text:tab/>00001000<text:tab/>00001000</text:p>
      <text:p text:style-name="P35"><text:soft-page-break/>00000000<text:tab/>01000001<text:tab/>01000001<text:tab/>01000001</text:p>
      <text:p text:style-name="P35">00000010<text:tab/>00010010<text:tab/>00010010<text:tab/>00010010</text:p>
      <text:p text:style-name="P35">00000000<text:tab/>00000000<text:tab/>00000000<text:tab/>00000000</text:p>
      <text:p text:style-name="P37">складываются биты, <text:span text:style-name="T68">сзади наперёд,</text:span> результат 0-15</text:p>
      <text:p text:style-name="P37"/>
      <text:p text:style-name="P38">не ясно одно — откуда приставка знает смещения всех последующих данных???</text:p>
      <text:p text:style-name="P35"/>
      <text:p text:style-name="P31"><text:span text:style-name="T64">5857B<text:tab/><text:tab/></text:span>01 03 00 90 20 01 00 A0 <text:span text:style-name="T64">трава</text:span></text:p>
      <text:p text:style-name="P31"><text:span text:style-name="T64">58583<text:tab/><text:tab/></text:span>00 90 00 01 00 00 84 00 <text:span text:style-name="T64">трава</text:span></text:p>
      <text:p text:style-name="P31"/>
      <text:p text:style-name="P31"><text:span text:style-name="T64">5858B<text:tab/><text:tab/></text:span>80 40 20 10 <text:span text:style-name="T20">04 0F</text:span> 84 <text:span text:style-name="T64">угол =&gt; 0F 0F</text:span></text:p>
      <text:p text:style-name="P36">59018<text:tab/><text:tab/>7F A0 D0 A8 90 <text:span text:style-name="T20">03 80</text:span><text:span text:style-name="T70"><text:tab/> <text:s/></text:span><text:span text:style-name="T71">=&gt; 80 80 80</text:span></text:p>
      <text:p text:style-name="P36">59A5F<text:tab/><text:tab/>00</text:p>
      <text:p text:style-name="P36">5A2AA<text:tab/><text:tab/>80 5F 2F 57 67 7B 7C <text:span text:style-name="T69">7С</text:span></text:p>
      <text:p text:style-name="P36"/>
      <text:p text:style-name="P36">10000000<text:tab/>01111111<text:tab/>00000000<text:tab/>10000000<text:tab/><text:span text:style-name="T67">СБББББББ</text:span></text:p>
      <text:p text:style-name="P36">01000000<text:tab/>10100000<text:tab/><text:span text:style-name="T68">0</text:span>0000<text:span text:style-name="T68">000</text:span><text:tab/>01011111<text:tab/><text:span text:style-name="T69">БСБГГГГГ</text:span></text:p>
      <text:p text:style-name="P36">00100000<text:tab/>11010000<text:tab/>000000<text:span text:style-name="T68">0</text:span>0<text:tab/>00101111<text:tab/><text:span text:style-name="T69">ББСБГГГГ</text:span></text:p>
      <text:p text:style-name="P36">00010000<text:tab/>10101000<text:tab/>00<text:span text:style-name="T68">000</text:span>000<text:tab/>01010111<text:tab/><text:span text:style-name="T69">БГБСБГГГ</text:span></text:p>
      <text:p text:style-name="P36">00000100<text:tab/>10010000<text:tab/>00000000<text:tab/>01100111<text:tab/><text:span text:style-name="T69">БГГБЧССС</text:span></text:p>
      <text:p text:style-name="P36">00001111<text:tab/>000000<text:span text:style-name="T69">00</text:span><text:tab/><text:span text:style-name="T68">0</text:span>000<text:span text:style-name="T68">0</text:span>000<text:tab/>01111011<text:tab/></text:p>
      <text:p text:style-name="P36">10000100<text:tab/>10000000<text:tab/>000000<text:span text:style-name="T68">0</text:span>0<text:tab/>01111100<text:tab/></text:p>
      <text:p text:style-name="P31"><text:tab/><text:tab/><text:span text:style-name="T69">10000000</text:span></text:p>
      <text:p text:style-name="P31"/>
      <text:p text:style-name="P31"/>
      <text:p text:style-name="P31"/>
      <text:p text:style-name="P31"><text:span text:style-name="T64">58592<text:tab/><text:tab/></text:span>01 02 04 08 04 F0 8C <text:span text:style-name="T64">угол</text:span></text:p>
      <text:p text:style-name="P31"><text:span text:style-name="T64">58599<text:tab/><text:tab/></text:span>00 02 28 00 08 02 20 00 <text:span text:style-name="T64">трава</text:span></text:p>
      <text:p text:style-name="P31"><text:span text:style-name="T64">585A1<text:tab/><text:tab/></text:span>10 20 40 80 04 FF 84 <text:span text:style-name="T64">угол</text:span></text:p>
      <text:p text:style-name="P31"><text:span text:style-name="T64">585A8<text:tab/><text:tab/></text:span>00 04 02 01 04 FF 07 <text:span text:style-name="T64">угол</text:span></text:p>
      <text:p text:style-name="P31"><text:span text:style-name="T64">585AF<text:tab/><text:tab/></text:span>0F 81 FF 08 <text:span text:style-name="T65">верт</text:span></text:p>
      <text:p text:style-name="P32"><text:span text:style-name="T64">585B3<text:tab/><text:tab/></text:span>0F 04 <text:span text:style-name="T65">верт</text:span></text:p>
      <text:p text:style-name="P32"><text:span text:style-name="T64">585B5<text:tab/><text:tab/></text:span>00 04 FF 04 <text:span text:style-name="T65">гор</text:span></text:p>
      <text:p text:style-name="P32"><text:span text:style-name="T64">585B9<text:tab/><text:tab/></text:span>80 04 FF 07 <text:span text:style-name="T65">гор</text:span></text:p>
      <text:p text:style-name="P32"><text:span text:style-name="T64">585BD<text:tab/><text:tab/></text:span>F0 81 FF 08 <text:span text:style-name="T65">верт</text:span></text:p>
      <text:p text:style-name="P32"><text:span text:style-name="T64">585C1<text:tab/><text:tab/></text:span>F0 06 <text:span text:style-name="T65">верт</text:span></text:p>
      <text:p text:style-name="P32"><text:span text:style-name="T64">585C3<text:tab/><text:tab/></text:span>FF 8F FE FD <text:span text:style-name="T65">гриб</text:span></text:p>
      <text:p text:style-name="P32"><text:span text:style-name="T64">585C7<text:tab/><text:tab/></text:span>FF FC F3 D7 8F 03 80 99 <text:span text:style-name="T65">гриб-продолжение</text:span></text:p>
      <text:p text:style-name="P32"/>
      <text:p text:style-name="P32">FF FF FE FF FD 03 FF 84 7B 77 FF EF 05 FF 87 BF FF FB FF F7 5B FB 07 FF 85 BF FD FD FF FE 04 FF 9D DF CF EF E7 F7 F3 FB F9 FF BF 9F CF E7 F1 B8 FE F8 F0 F2 F1 F7 F1 77 17 DF EF F7 FB FE 03 FF 82 97 F7 03 FF 94 BF F7 FF 1F 4F AF 5F FF FF FE F8 F9 FD FD F9 E5 8D 19 7B F9 04 FF 88 FD EF FF F3 F7 EF 9F 7F 09 FF 92 FE FC FF FC F0 D0 8C 03 00 00 F8 F8 F0 F0 E0 E0 C0 C0 07 00 89 07 FF 3F 0F 0B 33 C1 01 00 07 FF 81 BF 07 00 92 E0 DF CF 6F 67 37 33 5B 39 C0 80 80 C0 E0 D0 A8 F4 08 05 10 02 16 85 C8 E5 F2 FB FE 03 FF 02 16 87 B0 50 BA B5 F7 FF 10 07 08 95 59 3D 5D 29 05 0D 19 3B 08 08 0B 1D AF 5D EF FF 73 B7 6F 9F 7F 09 FF 87 FE FC FF FF F8 E0 80 03 00 02 F8 02 F0 02 E0 82 C0 E0 08 00 02 FF 86 1F 07 03 01 01 00 0A FF 02 7F 97 BF 3F 5F 3F C0 E0 C0 E0 E0 D0 F8 F5 00 00 0F 1F 3F 3F 7F 7F E9 F6 FA 05 FF A3 70 E5 CA 5F FB F6 FC FF 00 00 F0 F8 FC FC FF FE 5F 3F 5F BF 5F BF 5F BF 0F 56 A3 FB BF 6F DF FF 7F BF 7F 05 FF 02 00 89 01 02 04 08 10 10 0F 70 80 03 00 96 E0 8A 20 20 60 60 61 C2 C2 C4 EA 84 EA 0A F0 3C 5F 37 F0 7E 1F 1F 03 0F D9 7F 00 00 80 C0 E0 F0 F8 F8 2F 2F 3F 7C 3F FE F5 D6 FC FC FE 7E BE 5F 5F 2F C5 C4 C5 C4 C5 C4 C5 64 55 35 55 35 55 35 55 20 75 34 1B 0B 07 01 00 00 1F FD F3 E5 CB 96 7C 0F 55 56 55 56 55 56 55 06 6F 2F 6F 2F 6F 3F 6F 2E F8 F7 CF 9F 2D 5B BE F0 7E 2C D8 D0 E0 80 00 00 06 FF A2 FE FC FF FC F0 D0 8C 03 04 08 F8 F0 F0 E0 E0 C0 C0 80 09 11 17 11 11 21 40 40 FF 3F 0F 0F 31 C0 20 10 06 FF 02 7F 8C 10 08 E8 08 08 04 02 02 3F 3F 1F 1F 03 0F 95 07 80 C0 C0 A0 90 88 C6 C1 87 8F 9C 99 9A 9D 9B 9E E0 F0 F8 FC 04 FF 82 BC 98 03 9F 95 DF FF FF E1 F1 B9 79 D9 99 19 39 07 07 03 07 0B 17 67 87 5D 19 03 F9 87 FB FF FF 0F 1F 1F 7F 07 FF 81 F6 03 F0 89 D0 FF F4 89 13 27 4E 1D 0A 03 D0 85 A0 90 98 BE 9F 07 00 89 80 FF EF D1 A2 44 88 10 20 03 FF 81 6F 03 0F</text:p>
      <text:p text:style-name="P14"/>
      <text:p text:style-name="P14"/>
      <text:p text:style-name="P198"><text:soft-page-break/></text:p>
      <text:p text:style-name="P22"/>
      <text:p text:style-name="P14"/>
      <text:p text:style-name="P14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Table_20_Contents">0FD9B</text:p>
          </table:table-cell>
          <table:table-cell table:style-name="Таблица42.A1" office:value-type="string">
            <text:p text:style-name="Table_20_Contents">1</text:p>
          </table:table-cell>
        </table:table-row>
      </table:table>
      <text:p text:style-name="P17">82</text:p>
      <text:p text:style-name="P14"/>
      <text:p text:style-name="P14"/>
      <text:p text:style-name="P27">58000-<text:span text:style-name="T63">58338 — большие тайлы 4x4</text:span></text:p>
      <text:p text:style-name="P27"/>
      <text:p text:style-name="P27">0 00 00 00 00 00 00 00 00 - пусто</text:p>
      <text:p text:style-name="P27">1 01 00 01 00 01 00 01 00 - пусто, серый</text:p>
      <text:p text:style-name="P27">2 02 08 02 08 04 08 05 00 — трава трава трава, уголок</text:p>
      <text:p text:style-name="P27">3 02 08 02 08 06 00 07 08 — трава трава закр. Уголок трава</text:p>
      <text:p text:style-name="P27">4 02 08 08 00 04 08 07 08 — нижний левый угол</text:p>
      <text:p text:style-name="P27">5 09 00 02 08 04 08 07 08 — нижний правый угол</text:p>
      <text:p text:style-name="P27">6 02 08 0A 00 04 08 0B 00 — <text:span text:style-name="T62">трава, верт. стена</text:span></text:p>
      <text:p text:style-name="P27">7 02 08 02 08 0C 00 0D 00 — <text:span text:style-name="T62">трава трава гор. стена</text:span></text:p>
      <text:p text:style-name="P27">8 0E 00 02 08 0F 00 07 08 </text:p>
      <text:p text:style-name="P27">9 0C 00 0D 00 04 08 07 08 </text:p>
      <text:p text:style-name="P27">A 10 00 11 00 12 00 13 00 </text:p>
      <text:p text:style-name="P27">B 14 00 15 00 16 00 17 00 </text:p>
      <text:p text:style-name="P27">C 18 00 19 00 1A 00 1B 00 </text:p>
      <text:p text:style-name="P27">D 1C 00 1D 00 1E 00 1F 00 <text:s/></text:p>
      <text:p text:style-name="P28">E 20 00 21 00 22 00 23 00 <text:s/><text:span text:style-name="T59">голубой домик</text:span></text:p>
      <text:p text:style-name="P28">F 24 00 25 00 26 00 27 00 <text:s/><text:span text:style-name="T59">голубой домик</text:span></text:p>
      <text:p text:style-name="P27"><text:span text:style-name="T62">10 </text:span>28 00 29 00 2A 00 2B 00 — <text:span text:style-name="T62">нижняя часть голубого дома слева</text:span></text:p>
      <text:p text:style-name="P28"><text:span text:style-name="T62">11 </text:span>2C 00 2D 00 2E 00 2F 00 — <text:span text:style-name="T62">нижняя часть голубого дома справа</text:span></text:p>
      <text:p text:style-name="P27"><text:span text:style-name="T62">12 </text:span>30 00 31 00 32 00 33 00 </text:p>
      <text:p text:style-name="P27"><text:span text:style-name="T62">13 </text:span>34 00 35 00 01 00 36 00 </text:p>
      <text:p text:style-name="P27"><text:span text:style-name="T62">14 </text:span>37 00 38 00 39 00 3A 00 </text:p>
      <text:p text:style-name="P27"><text:span text:style-name="T62">15 </text:span>3B 00 3C 00 3D 00 3E 00 </text:p>
      <text:p text:style-name="P28"><text:span text:style-name="T62">16 </text:span>3F 00 40 00 41 00 42 00 <text:s/><text:span text:style-name="T59">EXIT</text:span></text:p>
      <text:p text:style-name="P28"><text:span text:style-name="T62">17 </text:span>43 00 44 00 45 00 46 00 <text:s/><text:span text:style-name="T59">EXIT</text:span></text:p>
      <text:p text:style-name="P27"><text:span text:style-name="T62">18 </text:span>47 00 48 00 49 00 4A 00 </text:p>
      <text:p text:style-name="P27"><text:span text:style-name="T62">19 </text:span>4B 00 4C 00 4D 00 4E 00 </text:p>
      <text:p text:style-name="P27"><text:span text:style-name="T62">1A </text:span>4F 00 50 00 51 00 52 00 </text:p>
      <text:p text:style-name="P27"><text:span text:style-name="T62">1B </text:span>53 00 54 00 55 00 56 00 </text:p>
      <text:p text:style-name="P27"><text:span text:style-name="T62">1C </text:span>57 00 58 00 59 00 5A 00 </text:p>
      <text:p text:style-name="P27"><text:span text:style-name="T62">1D </text:span>5B 00 5C 00 5D 00 5E 00 </text:p>
      <text:p text:style-name="P27"><text:span text:style-name="T62">1E </text:span>5F 00 60 00 61 00 62 00 </text:p>
      <text:p text:style-name="P27"><text:span text:style-name="T62">1F </text:span>63 00 64 00 65 00 66 00</text:p>
      <text:p text:style-name="P29">20 <text:span text:style-name="T58">5F 00 60 00 61 00 62 00 </text:span></text:p>
      <text:p text:style-name="P18"><text:span text:style-name="T62">21 </text:span>63 00 64 00 65 00 66 00 <text:span text:style-name="T59">SHOP</text:span></text:p>
      <text:p text:style-name="P18"><text:span text:style-name="T62">22 </text:span>67 00 68 00 69 00 6A 00 <text:span text:style-name="T59">SHOP</text:span></text:p>
      <text:p text:style-name="P18"><text:span text:style-name="T62">23 </text:span>6B 00 6C 00 6D 00 6E 00 <text:span text:style-name="T59">SHOP</text:span></text:p>
      <text:p text:style-name="P23"/>
      <text:p text:style-name="P16"/>
      <text:p text:style-name="P17">74 00 75 00 73 00 72 00</text:p>
      <text:p text:style-name="P23">травка</text:p>
      <text:p text:style-name="P20">71 00 75 00 71 00 72 00 </text:p>
      <text:p text:style-name="P23">травка</text:p>
      <text:p text:style-name="P20">74 00 75 00 76 00 76 00 </text:p>
      <text:p text:style-name="P23">травка, кустик</text:p>
      <text:p text:style-name="P20">76 00 76 00 72 00 73 00 </text:p>
      <text:p text:style-name="P23">кустик, травка</text:p>
      <text:p text:style-name="P20">76 00 76 00 76 00 76 00</text:p>
      <text:p text:style-name="P23">кустики</text:p>
      <text:p text:style-name="P19"/>
      <text:p text:style-name="P20">7B 00 7C 00 79 00 7A 00 </text:p>
      <text:p text:style-name="P23">дерево</text:p>
      <text:p text:style-name="P20">7D 00 7E 00 7F 00 80 00 </text:p>
      <text:p text:style-name="P23">плита</text:p>
      <text:p text:style-name="P20"><text:soft-page-break/>81 00 82 00 82 00 81 00</text:p>
      <text:p text:style-name="P23">дорога <text:span text:style-name="T60">58-59 - 60</text:span></text:p>
      <text:p text:style-name="P19"/>
      <text:p text:style-name="P21">85 00 86 00 87 00 88 00 </text:p>
      <text:p text:style-name="P23">вход трубы (арка)</text:p>
      <text:p text:style-name="P21">89 00 8A 00 8B 00 8C 00</text:p>
      <text:p text:style-name="P23">выход трубы</text:p>
      <text:p text:style-name="P20"/>
      <text:p text:style-name="P21">8E 00 8F 00 90 00 91 00 </text:p>
      <text:p text:style-name="P23">вход трубы (арка) ниже</text:p>
      <text:p text:style-name="P21">92 00 8C 00 93 00 94 00</text:p>
      <text:p text:style-name="P23">выход трубы ниже</text:p>
      <text:p text:style-name="P14"/>
      <text:p text:style-name="P19"/>
      <text:p text:style-name="P20">A4 00 A5 00 A6 00 A7 00 </text:p>
      <text:p text:style-name="P20">A8 00 A9 00 7F 00 80 00 </text:p>
      <text:p text:style-name="P20">спрайты робота</text:p>
      <text:p text:style-name="P20">AA 00 AB 00 AC 00 AD 00 </text:p>
      <text:p text:style-name="P20">AE 00 AF 00 82 00 81 00</text:p>
      <text:p text:style-name="P20">человека в красном</text:p>
      <text:p text:style-name="P22">AA 00 AB 00 AC 00 AD 00 </text:p>
      <text:p text:style-name="P22">AE 00 AF 00 82 00 81 00</text:p>
      <text:p text:style-name="P22"/>
      <text:p text:style-name="P22">что интересно — подгрузилось на 2 головы робота больше, именно они видны на картинке. Без ног.</text:p>
      <text:p text:style-name="P22"/>
      <text:p text:style-name="P14"/>
      <text:p text:style-name="P23">Нет ни намёка на обрамляющую траву — она рисуется отдельно как фон. Отрисовывается только в случае заборчика слева</text:p>
      <text:p text:style-name="P14"/>
      <text:p text:style-name="P14"/>
      <text:p text:style-name="P14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Table_20_Contents">6001C</text:p>
          </table:table-cell>
          <table:table-cell table:style-name="Таблица38.A1" office:value-type="string">
            <text:p text:style-name="Table_20_Contents">1</text:p>
          </table:table-cell>
        </table:table-row>
        <table:table-row>
          <table:table-cell table:style-name="Таблица38.A1" office:value-type="string">
            <text:p text:style-name="Table_20_Contents">6001D</text:p>
          </table:table-cell>
          <table:table-cell table:style-name="Таблица38.A1" office:value-type="string">
            <text:p text:style-name="Table_20_Contents">1</text:p>
          </table:table-cell>
        </table:table-row>
        <table:table-row>
          <table:table-cell table:style-name="Таблица38.A1" office:value-type="string">
            <text:p text:style-name="Table_20_Contents">6001E</text:p>
          </table:table-cell>
          <table:table-cell table:style-name="Таблица38.A1" office:value-type="string">
            <text:p text:style-name="Table_20_Contents">1</text:p>
          </table:table-cell>
        </table:table-row>
        <table:table-row>
          <table:table-cell table:style-name="Таблица38.A1" office:value-type="string">
            <text:p text:style-name="Table_20_Contents">6001F</text:p>
          </table:table-cell>
          <table:table-cell table:style-name="Таблица38.A1" office:value-type="string">
            <text:p text:style-name="Table_20_Contents">1</text:p>
          </table:table-cell>
        </table:table-row>
      </table:table>
      <text:p text:style-name="P14">6E 81 0B 82</text:p>
      <text:p text:style-name="P14"/>
      <text:p text:style-name="P14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Table_20_Contents">6002E</text:p>
          </table:table-cell>
          <table:table-cell table:style-name="Таблица39.A1" office:value-type="string">
            <text:p text:style-name="Table_20_Contents">1</text:p>
          </table:table-cell>
        </table:table-row>
        <table:table-row>
          <table:table-cell table:style-name="Таблица39.A1" office:value-type="string">
            <text:p text:style-name="Table_20_Contents">6002F</text:p>
          </table:table-cell>
          <table:table-cell table:style-name="Таблица39.A1" office:value-type="string">
            <text:p text:style-name="Table_20_Contents">1</text:p>
          </table:table-cell>
        </table:table-row>
        <table:table-row>
          <table:table-cell table:style-name="Таблица39.A1" office:value-type="string">
            <text:p text:style-name="Table_20_Contents">60030</text:p>
          </table:table-cell>
          <table:table-cell table:style-name="Таблица39.A1" office:value-type="string">
            <text:p text:style-name="Table_20_Contents">1</text:p>
          </table:table-cell>
        </table:table-row>
        <table:table-row>
          <table:table-cell table:style-name="Таблица39.A1" office:value-type="string">
            <text:p text:style-name="Table_20_Contents">60031</text:p>
          </table:table-cell>
          <table:table-cell table:style-name="Таблица39.A1" office:value-type="string">
            <text:p text:style-name="Table_20_Contents">1</text:p>
          </table:table-cell>
        </table:table-row>
      </table:table>
      <text:p text:style-name="P17">8E 83 2A 84</text:p>
      <text:p text:style-name="P17"/>
      <text:p text:style-name="P17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Table_20_Contents">6016E</text:p>
          </table:table-cell>
          <table:table-cell table:style-name="Таблица40.A1" office:value-type="string">
            <text:p text:style-name="Table_20_Contents">1</text:p>
          </table:table-cell>
        </table:table-row>
      </table:table>
      <text:p text:style-name="P17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Table_20_Contents">6029B</text:p>
          </table:table-cell>
          <table:table-cell table:style-name="Таблица41.A1" office:value-type="string">
            <text:p text:style-name="P203">1</text:p>
          </table:table-cell>
        </table:table-row>
      </table:table>
      <text:p text:style-name="P17">1x</text:p>
      <text:p text:style-name="P17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<text:soft-page-break/>08 24 2A 24 2A 2A 2C 03 28 03 24 03 26 83 08 2A 24 03 2A 9B 2C 0A 0B 28 24 24 2A 45 2B 2B 08 24 2A 2A 24 2A 2C 0C 0D 28 26 26 2A 46 16 17 08 03 24 02 2A 07 2C 84 2B 18 19 08</text:p>
      <text:p text:style-name="P17"/>
      <text:p text:style-name="P17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Table_20_Contents">6038E</text:p>
          </table:table-cell>
          <table:table-cell table:style-name="Таблица43.A1" office:value-type="string">
            <text:p text:style-name="Table_20_Contents">1</text:p>
          </table:table-cell>
        </table:table-row>
      </table:table>
      <text:p text:style-name="P17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Table_20_Contents">604CA</text:p>
          </table:table-cell>
          <table:table-cell table:style-name="Таблица44.A1" office:value-type="string">
            <text:p text:style-name="Table_20_Contents">1</text:p>
          </table:table-cell>
        </table:table-row>
      </table:table>
      <text:p text:style-name="P17">1x</text:p>
      <text:p text:style-name="P17"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17"/>
      <text:p text:style-name="P17"/>
      <text:p text:style-name="P24">RAM</text:p>
      <text:p text:style-name="P24">CB00-CBFF — карта подземелья, распакованная, 1 байт — 1 клетка</text:p>
      <text:p text:style-name="P24"/>
      <text:p text:style-name="P25">СС00-СCBF — AD AD (600A3, 600A5)</text:p>
      <text:p text:style-name="P25">CCC0-CCFF — 00 <text:s text:c="2"/>3E06E</text:p>
      <text:p text:style-name="P25">CD00-CDBF — карта?</text:p>
      <text:p text:style-name="P25">CDC0-CDFF - 00 <text:s text:c="2"/>3E06E</text:p>
      <text:p text:style-name="P25">CD00-CDBF — карта? 6016F, 60170, 172, … 209 RLE? AD 02 07 07 07, ...</text:p>
      <text:p text:style-name="P25">CDC0-CDFF - 00 <text:s text:c="2"/>3E06E</text:p>
      <text:p text:style-name="P25">CE00-CEBF — пустая карта? 60386, 88, 8C</text:p>
      <text:p text:style-name="P25">CEC0-CEFF - 00 <text:s text:c="2"/>3E06E</text:p>
      <text:p text:style-name="P25">CF00-CFBF — карта? 6038F, 428 RLE? 2E 2F 46 2B 2B, ...</text:p>
      <text:p text:style-name="P25">CFC0-CFFF - 00 <text:s text:c="2"/>3E06E</text:p>
      <text:p text:style-name="P25"/>
      <text:p text:style-name="P25">D000- <text:s text:c="2"/>карта в виде тайлов 58568, … <text:span text:style-name="T61">02 08 02 08 02 08 0A 00 A8 00 A9 00 81 00 82 00, …</text:span></text:p>
      <text:p text:style-name="P26">одна строка 0x16 * 3 / 2 = 21 (33)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6016F - … карта Каминита (RLE, тайлы 2x2), <text:span text:style-name="T63">блоки 16x12, 4 штуки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1">000<text:bookmark-start text:name="__DdeLink__3601_209411696"/>D1E<text:bookmark-end text:name="__DdeLink__3601_209411696"/></text:p>
      <text:p text:style-name="P41">09 00 3F 06 2F 0B 0C 04 2A 25 3C 38 30 03 02 08 </text:p>
      <text:p text:style-name="P41">09 08 0C 08 00 3F 06 2F 0B 0C 04 2A 25 3C 38 30 </text:p>
      <text:p text:style-name="P41">палитра каминита</text:p>
      <text:p text:style-name="P41"/>
      <text:p text:style-name="P41"><text:soft-page-break/>палитра подземелий считается динамически :(</text:p>
      <text:p text:style-name="P41"/>
      <text:p text:style-name="P41">RAM:</text:p>
      <text:p text:style-name="P41">C220-C23F - рабочая палитра (с эффектом затухания)</text:p>
      <text:p text:style-name="P41">C240-C25F - эталонная палитра (из ROM)</text:p>
      <text:p text:style-name="P41"/>
      <text:p text:style-name="P41"/>
      <text:p text:style-name="P41">0D6F6<text:tab/>96</text:p>
      <text:p text:style-name="P41">0D6F7<text:tab/>96</text:p>
      <text:p text:style-name="P41">0C 98 , 1F 98 32 98 45 98 52 98 83 98 90 98 9D 98 B3 98 C6 98 CD 98 DA 98 F3 98 09 99 10 99 17 99 1B 99</text:p>
      <text:p text:style-name="P41">указатель на 0D80C</text:p>
      <text:p text:style-name="P41"/>
      <text:p text:style-name="P41"/>
      <text:p text:style-name="P41">0D80C-0D81E<text:tab/>96</text:p>
      <text:p text:style-name="P41">06 F7 F7 FF FF 07 07 00 AA 08 AB 00 AC 08 AD 00 AE 08 AF</text:p>
      <text:p text:style-name="P41">19 байт - фз. после 06 всё похоже на пары. 00 AA 08 AB 00 AC 08 AD 00 AE 08 AF - спрайт Алисы</text:p>
      <text:p text:style-name="P41"/>
      <text:p text:style-name="P41">0F473<text:tab/>1</text:p>
      <text:p text:style-name="P41">...</text:p>
      <text:p text:style-name="P41">0F5B8<text:tab/>1</text:p>
      <text:p text:style-name="P41">00 EE 05 27 12 </text:p>
      <text:p text:style-name="P41">00 5C FF 7F 00 </text:p>
      <text:p text:style-name="P41">00 1E 07 14 2D </text:p>
      <text:p text:style-name="P41">00 EC 00 54 4E </text:p>
      <text:p text:style-name="P41">00 6A 00 12 79 </text:p>
      <text:p text:style-name="P41">00 14 00 07 74 </text:p>
      <text:p text:style-name="P41">01 34 FF 84 33 </text:p>
      <text:p text:style-name="P41">01 75 FF 85 33 </text:p>
      <text:p text:style-name="P41">01...</text:p>
      <text:p text:style-name="P41">зебра, вычитан каждый 5-й байт. фз</text:p>
      <text:p text:style-name="P41">числа идут по нарастающей до 32, 39, 3A, 3F, FF</text:p>
      <text:p text:style-name="P41"/>
      <text:p text:style-name="P41">0F5B8<text:tab/>1</text:p>
      <text:p text:style-name="P41">FF</text:p>
      <text:p text:style-name="P41">фз</text:p>
      <text:p text:style-name="P41"/>
      <text:p text:style-name="P41"/>
      <text:p text:style-name="P41"/>
      <text:p text:style-name="P41">58018 - 5801F<text:tab/>1</text:p>
      <text:p text:style-name="P41">02 08 02 08 06 00 07 08</text:p>
      <text:p text:style-name="P41">большой тайл (2x2)</text:p>
      <text:p text:style-name="P41">...</text:p>
      <text:p text:style-name="P41">58568 - 5856F<text:tab/>72</text:p>
      <text:p text:style-name="P41">02 08 02 08 04 08 07 08</text:p>
      <text:p text:style-name="P41"/>
      <text:p text:style-name="P41"/>
      <text:p text:style-name="P41"><text:bookmark-start text:name="__DdeLink__3604_209411696"/><text:bookmark-start text:name="__DdeLink__3606_209411696"/>58570<text:bookmark-end text:name="__DdeLink__3604_209411696"/><text:bookmark-end text:name="__DdeLink__3606_209411696"/><text:tab/>1</text:p>
      <text:p text:style-name="P41">58571<text:tab/>16</text:p>
      <text:p text:style-name="P41">58572<text:tab/>1</text:p>
      <text:p text:style-name="P41">58573<text:tab/>1</text:p>
      <text:p text:style-name="P41">58574<text:tab/>1</text:p>
      <text:p text:style-name="P41">58575<text:tab/>1</text:p>
      <text:p text:style-name="P41">58576<text:tab/>1</text:p>
      <text:p text:style-name="P41">58577<text:tab/>1</text:p>
      <text:p text:style-name="P41">58578<text:tab/>1</text:p>
      <text:p text:style-name="P41">58579<text:tab/>1</text:p>
      <text:p text:style-name="P41">5857A<text:tab/>1</text:p>
      <text:p text:style-name="P41">5857B<text:tab/>1</text:p>
      <text:p text:style-name="P41">5857C<text:tab/>1</text:p>
      <text:p text:style-name="P41">5857D<text:tab/>3</text:p>
      <text:p text:style-name="P41">10 00 89 10 00 80 00 08 00 02 00 01 03 00 90 20</text:p>
      <text:p text:style-name="P41">...</text:p>
      <text:p text:style-name="P41"><text:soft-page-break/></text:p>
      <text:p text:style-name="P41">5AC74<text:tab/>1</text:p>
      <text:p text:style-name="P41">5AC75<text:tab/>5</text:p>
      <text:p text:style-name="P41">5AC76<text:tab/>1</text:p>
      <text:p text:style-name="P41">5AC77<text:tab/>8</text:p>
      <text:p text:style-name="P41">5AC78<text:tab/>1</text:p>
      <text:p text:style-name="P41">5AC79<text:tab/>5</text:p>
      <text:p text:style-name="P41">5AC7A<text:tab/>1</text:p>
      <text:p text:style-name="P41">5AC7B<text:tab/>43</text:p>
      <text:p text:style-name="P41">5AC7C<text:tab/>1</text:p>
      <text:p text:style-name="P41">05 07 08 00 05 07 2B 00 00</text:p>
      <text:p text:style-name="P41">тайлы каминита.</text:p>
      <text:p text:style-name="P41"/>
      <text:p text:style-name="P41"/>
      <text:p text:style-name="P41"/>
      <text:p text:style-name="P41">6000C-6000F<text:tab/>1</text:p>
      <text:p text:style-name="P41">A2 80 A2 80</text:p>
      <text:p text:style-name="P41"/>
      <text:p text:style-name="P41">6001E-60021<text:tab/>1</text:p>
      <text:p text:style-name="P41">0B 82 A2 80</text:p>
      <text:p text:style-name="P41"/>
      <text:p text:style-name="P41">600A2-600A6<text:tab/>3</text:p>
      <text:p text:style-name="P41">7F AD 41 AD 00</text:p>
      <text:p text:style-name="P41"/>
      <text:p text:style-name="P41"/>
      <text:p text:style-name="P41"><text:bookmark-start text:name="__DdeLink__3614_2042492572"/><text:bookmark-start text:name="__DdeLink__3612_2042492572"/>6020B<text:bookmark-end text:name="__DdeLink__3614_2042492572"/><text:bookmark-end text:name="__DdeLink__3612_2042492572"/> - 6029B<text:tab/>1</text:p>
      <text:p text:style-name="P41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41">0x90 = 144</text:p>
      <text:p text:style-name="P41">В RAM: 07 07 07 07 07 07 07 07 07 07 07 07 07 07 07 03 29 29 29 29 29 29 29 23 23 23 23, ...</text:p>
      <text:p text:style-name="P41">карта Каминита, RLE</text:p>
      <text:p text:style-name="P41"/>
      <text:p text:style-name="P41"/>
      <text:p text:style-name="P41">70000-700BF<text:tab/>1</text:p>
      <text:p text:style-name="P41">спрайты Алисы</text:p>
      <text:p text:style-name="P41"/>
      <text:p text:style-name="P41"/>
      <text:p text:style-name="P41">TODO - при чтении больших тайлов так же вытаскивается информация по палитре</text:p>
      <text:p text:style-name="P41">http://www.smspower.org/maxim/HowToProgram/Tilemap</text:p>
      <text:p text:style-name="P41">54321098</text:p>
      <text:p text:style-name="P41">00001000 - palette 01!!!</text:p>
      <text:p text:style-name="P41">00000000 - palette 00</text:p>
      <text:p text:style-name="P41">следует проверять на другие значения на всякий случай.</text:p>
      <text:p text:style-name="P41"/>
      <text:p text:style-name="P41">порядок такой:</text:p>
      <text:p text:style-name="P50">0. узнать все доступные цвета для SMS — <text:span text:style-name="T73">это было не обязательно</text:span></text:p>
      <text:p text:style-name="P50">1. получаем палитру</text:p>
      <text:p text:style-name="P50">2. вычитать большие тайлы (все доступные)</text:p>
      <text:p text:style-name="P41">3. вычитать карту каминита</text:p>
      <text:p text:style-name="P41"/>
      <text:p text:style-name="P41">далее то же самое с остальными картами.</text:p>
      <text:p text:style-name="P41"/>
      <text:p text:style-name="P41"/>
      <text:p text:style-name="P42"><text:soft-page-break/></text:p>
      <text:p text:style-name="P205">Вычитал и сохранил все карты</text:p>
      <text:p text:style-name="P205"/>
      <text:p text:style-name="P205">Далее. </text:p>
      <text:p text:style-name="P205"/>
      <text:p text:style-name="P205">- Записать карту памяти под эти карты, чтобы не забыть.</text:p>
      <text:p text:style-name="P205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205">- Будет очевидно, что нулевой цвет будет меняться в зависимости от палитры. Таким образом решается проблема квадратиков вокруг кораблика.</text:p>
      <text:p text:style-name="P205"/>
      <text:p text:style-name="P205"/>
      <text:p text:style-name="P42"/>
      <text:p text:style-name="P41">- <text:span text:style-name="T74">Необходимо отыскать карты планет. Скорее всего, они сделаны по такому же принципу.</text:span></text:p>
      <text:p text:style-name="P41">- <text:span text:style-name="T74">Понять — координаты на карте глобальные или относительные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03T02:09:31.485554498</dc:date>
    <meta:editing-duration>P1DT4H11M41S</meta:editing-duration>
    <meta:editing-cycles>87</meta:editing-cycles>
    <meta:generator>LibreOffice/5.1.4.2$Linux_X86_64 LibreOffice_project/10m0$Build-2</meta:generator>
    <meta:document-statistic meta:table-count="44" meta:image-count="0" meta:object-count="0" meta:page-count="26" meta:paragraph-count="1067" meta:word-count="5455" meta:character-count="31836" meta:non-whitespace-character-count="27486"/>
  </office:meta>
</office:document-meta>
</file>